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21">
      <style:table-cell-properties fo:background-color="#dddddd"/>
    </style:style>
    <style:style style:name="ce5" style:family="table-cell" style:parent-style-name="Default" style:data-style-name="N10121">
      <style:table-cell-properties fo:background-color="#dddddd"/>
      <style:text-properties fo:color="#000000"/>
    </style:style>
    <style:style style:name="ce6" style:family="table-cell" style:parent-style-name="Default" style:data-style-name="N10121"/>
    <style:style style:name="ce7" style:family="table-cell" style:parent-style-name="Default" style:data-style-name="N10121">
      <style:table-cell-properties fo:background-color="#99ff99"/>
      <style:text-properties fo:color="#000099"/>
    </style:style>
    <style:style style:name="ce8" style:family="table-cell" style:parent-style-name="Default" style:data-style-name="N10121">
      <style:text-properties fo:color="#000099"/>
    </style:style>
    <style:style style:name="ce9" style:family="table-cell" style:parent-style-name="Default" style:data-style-name="N10121">
      <style:table-cell-properties fo:background-color="#dddddd"/>
      <style:text-properties fo:color="#000099"/>
    </style:style>
    <style:style style:name="ce10" style:family="table-cell" style:parent-style-name="Default" style:data-style-name="N10121">
      <style:table-cell-properties fo:background-color="#ffff99"/>
      <style:text-properties fo:color="#000099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12" style:family="table-cell" style:parent-style-name="Default" style:data-style-name="N111">
      <style:table-cell-properties fo:background-color="#cccccc"/>
    </style:style>
    <style:style style:name="ce13" style:family="table-cell" style:parent-style-name="Default" style:data-style-name="N10121">
      <style:table-cell-properties fo:background-color="transparent"/>
      <style:text-properties fo:color="#000099"/>
    </style:style>
    <style:style style:name="ce14" style:family="table-cell" style:parent-style-name="Default" style:data-style-name="N111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name="objectivity" draw:style-name="gr1" draw:text-style-name="P1" svg:width="84.66mm" svg:height="89.99mm" svg:x="383.12mm" svg:y="10.83mm">
            <loext:p draw:notify-on-update-of-ranges="List1.B6:List1.B9 List1.E6:Lis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bjectivity" draw:style-name="gr1" draw:text-style-name="P1" svg:width="84.66mm" svg:height="89.99mm" svg:x="473.57mm" svg:y="11.44mm">
            <loext:p draw:notify-on-update-of-ranges="List1.B6:List1.B9 List1.M6:List1.M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ce6"/>
        <table:table-column table:style-name="co3" table:default-cell-style-name="ce4"/>
        <table:table-column table:style-name="co2" table:number-columns-repeated="3" table:default-cell-style-name="ce6"/>
        <table:table-column table:style-name="co4" table:default-cell-style-name="ce4"/>
        <table:table-column table:style-name="co2" table:number-columns-repeated="3" table:default-cell-style-name="ce6"/>
        <table:table-column table:style-name="co5" table:default-cell-style-name="ce4"/>
        <table:table-column table:style-name="co2" table:number-columns-repeated="3" table:default-cell-style-name="ce6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16"/>
          <table:table-cell table:number-columns-repeated="5"/>
          <table:table-cell table:style-name="ce15" office:value-type="string" calcext:value-type="string">
            <text:p>₀₁₂₃₄₅₆₇₈₉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esults of Analysis of the improved Balance metrics</text:p>
          </table:table-cell>
          <table:table-cell table:style-name="Default" table:number-columns-repeated="15"/>
          <table:table-cell table:number-columns-repeated="16"/>
        </table:table-row>
        <table:table-row table:style-name="ro1">
          <table:table-cell/>
          <table:table-cell table:style-name="Default" table:number-columns-repeated="16"/>
          <table:table-cell table:number-columns-repeated="14"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>
            <text:p>Objectivity</text:p>
          </table:table-cell>
          <table:table-cell table:style-name="Default" table:number-columns-repeated="4"/>
          <table:table-cell table:style-name="ce1" office:value-type="string" calcext:value-type="string">
            <text:p>Decisiveness</text:p>
          </table:table-cell>
          <table:table-cell table:style-name="Default" table:number-columns-repeated="10"/>
          <table:table-cell table:number-columns-repeated="14"/>
          <table:table-cell table:style-name="ce14"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sigma</text:p>
          </table:table-cell>
          <table:table-cell table:style-name="ce3" office:value-type="string" calcext:value-type="string">
            <text:p>lambda</text:p>
          </table:table-cell>
          <table:table-cell table:style-name="ce11" office:value-type="string" calcext:value-type="string">
            <text:p>objectivity</text:p>
          </table:table-cell>
          <table:table-cell table:style-name="Default" table:number-columns-repeated="2"/>
          <table:table-cell table:style-name="ce3" office:value-type="string" calcext:value-type="string">
            <text:p>avg_well</text:p>
          </table:table-cell>
          <table:table-cell table:style-name="ce3" office:value-type="string" calcext:value-type="string">
            <text:p>stdev_well</text:p>
          </table:table-cell>
          <table:table-cell table:style-name="ce3" office:value-type="string" calcext:value-type="string">
            <text:p>avg_rand</text:p>
          </table:table-cell>
          <table:table-cell table:style-name="ce3" office:value-type="string" calcext:value-type="string">
            <text:p>stdev_rand</text:p>
          </table:table-cell>
          <table:table-cell table:style-name="ce3" office:value-type="string" calcext:value-type="string">
            <text:p>overlap*</text:p>
          </table:table-cell>
          <table:table-cell table:style-name="ce11" office:value-type="string" calcext:value-type="string">
            <text:p>decisivness</text:p>
          </table:table-cell>
          <table:table-cell table:style-name="Default" table:number-columns-repeated="4"/>
          <table:table-cell table:number-columns-repeated="14"/>
          <table:table-cell table:style-name="ce14" table:number-columns-repeated="2"/>
        </table:table-row>
        <table:table-row table:style-name="ro1">
          <table:table-cell/>
          <table:table-cell table:style-name="Default" office:value-type="string" calcext:value-type="string">
            <text:p>BM</text:p>
          </table:table-cell>
          <table:table-cell table:formula="of:=[.D30]" office:value-type="float" office:value="0.0721930429476923" calcext:value-type="float">
            <text:p>0.0722</text:p>
          </table:table-cell>
          <table:table-cell table:formula="of:=[.C31]" office:value-type="float" office:value="0.10714804556195" calcext:value-type="float">
            <text:p>0.1071</text:p>
          </table:table-cell>
          <table:table-cell table:style-name="ce12" table:formula="of:=[.D6]/[.C6]" office:value-type="float" office:value="1.48418796586237" calcext:value-type="float">
            <text:p>1,4842</text:p>
          </table:table-cell>
          <table:table-cell table:style-name="Default"/>
          <table:table-cell table:style-name="Default" office:value-type="string" calcext:value-type="string">
            <text:p>balance</text:p>
          </table:table-cell>
          <table:table-cell table:formula="of:=[.C27]" office:value-type="float" office:value="0.873225057544444" calcext:value-type="float">
            <text:p>0.8732</text:p>
          </table:table-cell>
          <table:table-cell table:formula="of:=[.C28]" office:value-type="float" office:value="0.10737172916866" calcext:value-type="float">
            <text:p>0.1074</text:p>
          </table:table-cell>
          <table:table-cell table:style-name="ce6" table:formula="of:=[.C33]" office:value-type="float" office:value="0.842806669981818" calcext:value-type="float">
            <text:p>0.8428</text:p>
          </table:table-cell>
          <table:table-cell table:formula="of:=[.C34]" office:value-type="float" office:value="0.107278076440856" calcext:value-type="float">
            <text:p>0.1073</text:p>
          </table:table-cell>
          <table:table-cell table:style-name="ce14" office:value-type="float" office:value="0.8827" calcext:value-type="float">
            <text:p>0,8827</text:p>
          </table:table-cell>
          <table:table-cell table:style-name="ce12" table:formula="of:=1/[.L6]" office:value-type="float" office:value="1.13288773082588" calcext:value-type="float">
            <text:p>1,1329</text:p>
          </table:table-cell>
          <table:table-cell table:style-name="Default" table:number-columns-repeated="4"/>
          <table:table-cell table:number-columns-repeated="14"/>
          <table:table-cell table:style-name="ce14" table:number-columns-repeated="2"/>
        </table:table-row>
        <table:table-row table:style-name="ro1">
          <table:table-cell/>
          <table:table-cell table:style-name="Default" office:value-type="string" calcext:value-type="string">
            <text:p>Ci(1)</text:p>
          </table:table-cell>
          <table:table-cell table:formula="of:=[.H30]" office:value-type="float" office:value="0.0682058277907692" calcext:value-type="float">
            <text:p>0.0682</text:p>
          </table:table-cell>
          <table:table-cell table:formula="of:=[.G31]" office:value-type="float" office:value="0.197060438860094" calcext:value-type="float">
            <text:p>0.1971</text:p>
          </table:table-cell>
          <table:table-cell table:style-name="ce12" table:formula="of:=[.D7]/[.C7]" office:value-type="float" office:value="2.88920236353708" calcext:value-type="float">
            <text:p>2,8892</text:p>
          </table:table-cell>
          <table:table-cell table:style-name="Default"/>
          <table:table-cell table:style-name="Default" office:value-type="string" calcext:value-type="string">
            <text:p>+intensity</text:p>
          </table:table-cell>
          <table:table-cell table:formula="of:=[.G27]" office:value-type="float" office:value="0.830199643855555" calcext:value-type="float">
            <text:p>0.8302</text:p>
          </table:table-cell>
          <table:table-cell table:formula="of:=[.G28]" office:value-type="float" office:value="0.0857649628695911" calcext:value-type="float">
            <text:p>0.0858</text:p>
          </table:table-cell>
          <table:table-cell table:style-name="ce6" table:formula="of:=[.G33]" office:value-type="float" office:value="0.640307328547934" calcext:value-type="float">
            <text:p>0.6403</text:p>
          </table:table-cell>
          <table:table-cell table:formula="of:=[.G34]" office:value-type="float" office:value="0.196818953840067" calcext:value-type="float">
            <text:p>0.1968</text:p>
          </table:table-cell>
          <table:table-cell table:style-name="ce14" office:value-type="float" office:value="0.42559" calcext:value-type="float">
            <text:p>0,4256</text:p>
          </table:table-cell>
          <table:table-cell table:style-name="ce12" table:formula="of:=1/[.L7]" office:value-type="float" office:value="2.34967926877981" calcext:value-type="float">
            <text:p>2,3497</text:p>
          </table:table-cell>
          <table:table-cell table:style-name="Default" table:number-columns-repeated="4"/>
          <table:table-cell table:number-columns-repeated="14"/>
          <table:table-cell table:style-name="ce14" table:number-columns-repeated="2"/>
        </table:table-row>
        <table:table-row table:style-name="ro1">
          <table:table-cell/>
          <table:table-cell table:style-name="Default" office:value-type="string" calcext:value-type="string">
            <text:p>Ci(2)</text:p>
          </table:table-cell>
          <table:table-cell table:formula="of:=[.L30]" office:value-type="float" office:value="0.0629514033792308" calcext:value-type="float">
            <text:p>0.0630</text:p>
          </table:table-cell>
          <table:table-cell table:formula="of:=[.K31]" office:value-type="float" office:value="0.182052521966874" calcext:value-type="float">
            <text:p>0.1821</text:p>
          </table:table-cell>
          <table:table-cell table:style-name="ce12" table:formula="of:=[.D8]/[.C8]" office:value-type="float" office:value="2.89195335122486" calcext:value-type="float">
            <text:p>2,8920</text:p>
          </table:table-cell>
          <table:table-cell table:style-name="Default"/>
          <table:table-cell table:style-name="Default" office:value-type="string" calcext:value-type="string">
            <text:p>+colorfulness</text:p>
          </table:table-cell>
          <table:table-cell table:formula="of:=[.K27]" office:value-type="float" office:value="0.819284192133333" calcext:value-type="float">
            <text:p>0.8193</text:p>
          </table:table-cell>
          <table:table-cell table:formula="of:=[.K28]" office:value-type="float" office:value="0.0714886220256043" calcext:value-type="float">
            <text:p>0.0715</text:p>
          </table:table-cell>
          <table:table-cell table:style-name="ce6" table:formula="of:=[.K33]" office:value-type="float" office:value="0.64303892878843" calcext:value-type="float">
            <text:p>0.6430</text:p>
          </table:table-cell>
          <table:table-cell table:formula="of:=[.K34]" office:value-type="float" office:value="0.181988331063541" calcext:value-type="float">
            <text:p>0.1820</text:p>
          </table:table-cell>
          <table:table-cell table:style-name="ce14" office:value-type="float" office:value="0.39414" calcext:value-type="float">
            <text:p>0,3941</text:p>
          </table:table-cell>
          <table:table-cell table:style-name="ce12" table:formula="of:=1/[.L8]" office:value-type="float" office:value="2.53716953366824" calcext:value-type="float">
            <text:p>2,5372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Ci(3)</text:p>
          </table:table-cell>
          <table:table-cell table:formula="of:=[.P30]" office:value-type="float" office:value="0.0675934155046154" calcext:value-type="float">
            <text:p>0.0676</text:p>
          </table:table-cell>
          <table:table-cell table:formula="of:=[.O31]" office:value-type="float" office:value="0.191455257701927" calcext:value-type="float">
            <text:p>0.1915</text:p>
          </table:table-cell>
          <table:table-cell table:style-name="ce12" table:formula="of:=[.D9]/[.C9]" office:value-type="float" office:value="2.8324542601173" calcext:value-type="float">
            <text:p>2,8325</text:p>
          </table:table-cell>
          <table:table-cell table:style-name="Default"/>
          <table:table-cell table:style-name="Default" office:value-type="string" calcext:value-type="string">
            <text:p>+HSB1</text:p>
          </table:table-cell>
          <table:table-cell table:formula="of:=[.O27]" office:value-type="float" office:value="0.844684308311111" calcext:value-type="float">
            <text:p>0.8447</text:p>
          </table:table-cell>
          <table:table-cell table:formula="of:=[.O28]" office:value-type="float" office:value="0.0675197967597899" calcext:value-type="float">
            <text:p>0.0675</text:p>
          </table:table-cell>
          <table:table-cell table:style-name="ce6" table:formula="of:=[.O33]" office:value-type="float" office:value="0.651124164042975" calcext:value-type="float">
            <text:p>0.6511</text:p>
          </table:table-cell>
          <table:table-cell table:formula="of:=[.O34]" office:value-type="float" office:value="0.191010311319694" calcext:value-type="float">
            <text:p>0.1910</text:p>
          </table:table-cell>
          <table:table-cell table:style-name="ce14" office:value-type="float" office:value="0.32734" calcext:value-type="float">
            <text:p>0,3273</text:p>
          </table:table-cell>
          <table:table-cell table:style-name="ce12" table:formula="of:=1/[.L9]" office:value-type="float" office:value="3.05492759821592" calcext:value-type="float">
            <text:p>3,0549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*overlap coefficient was calculated in octave (normpdf function)</text:p>
          </table:table-cell>
          <table:table-cell table:style-name="Default" table:number-columns-repeated="9"/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16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M</text:p>
          </table:table-cell>
          <table:table-cell table:style-name="Default" table:number-columns-repeated="3"/>
          <table:table-cell table:style-name="ce2" office:value-type="string" calcext:value-type="string">
            <text:p>BM &amp; Cr(1)</text:p>
          </table:table-cell>
          <table:table-cell table:style-name="Default" table:number-columns-repeated="3"/>
          <table:table-cell table:style-name="ce2" office:value-type="string" calcext:value-type="string">
            <text:p>BM &amp; Cr(2)</text:p>
          </table:table-cell>
          <table:table-cell table:style-name="Default" table:number-columns-repeated="3"/>
          <table:table-cell table:style-name="ce2" office:value-type="string" calcext:value-type="string">
            <text:p>BM &amp; Cr(3)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 table:style-name="ce3" table:number-columns-repeated="2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 table:style-name="ce3" table:number-columns-repeated="2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 table:style-name="ce3" table:number-columns-repeated="2"/>
          <table:table-cell table:style-name="ce3" office:value-type="string" calcext:value-type="string">
            <text:p>val_d</text:p>
          </table:table-cell>
          <table:table-cell table:style-name="ce3" office:value-type="string" calcext:value-type="string">
            <text:p>sigma_d</text:p>
          </table:table-cell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015</text:p>
          </table:table-cell>
          <table:table-cell office:value-type="float" office:value="0.9452617048" calcext:value-type="float">
            <text:p>0.9453</text:p>
          </table:table-cell>
          <table:table-cell office:value-type="float" office:value="0.0435098677" calcext:value-type="float">
            <text:p>0.0435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8958865428" calcext:value-type="float">
            <text:p>0.8959</text:p>
          </table:table-cell>
          <table:table-cell office:value-type="float" office:value="0.0220105093" calcext:value-type="float">
            <text:p>0.0220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570417286" calcext:value-type="float">
            <text:p>0.7570</text:p>
          </table:table-cell>
          <table:table-cell office:value-type="float" office:value="0.0256837761" calcext:value-type="float">
            <text:p>0.0257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9190207724" calcext:value-type="float">
            <text:p>0.9190</text:p>
          </table:table-cell>
          <table:table-cell office:value-type="float" office:value="0.0229300813" calcext:value-type="float">
            <text:p>0.02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25</text:p>
          </table:table-cell>
          <table:table-cell office:value-type="float" office:value="0.9189425093" calcext:value-type="float">
            <text:p>0.9189</text:p>
          </table:table-cell>
          <table:table-cell office:value-type="float" office:value="0.0518907371" calcext:value-type="float">
            <text:p>0.0519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8488156373" calcext:value-type="float">
            <text:p>0.8488</text:p>
          </table:table-cell>
          <table:table-cell office:value-type="float" office:value="0.0614463539" calcext:value-type="float">
            <text:p>0.0614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8608360154" calcext:value-type="float">
            <text:p>0.8608</text:p>
          </table:table-cell>
          <table:table-cell office:value-type="float" office:value="0.0716949685" calcext:value-type="float">
            <text:p>0.0717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9067909964" calcext:value-type="float">
            <text:p>0.9068</text:p>
          </table:table-cell>
          <table:table-cell office:value-type="float" office:value="0.0562326127" calcext:value-type="float">
            <text:p>0.05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35</text:p>
          </table:table-cell>
          <table:table-cell office:value-type="float" office:value="0.9367673387" calcext:value-type="float">
            <text:p>0.9368</text:p>
          </table:table-cell>
          <table:table-cell office:value-type="float" office:value="0.0401026242" calcext:value-type="float">
            <text:p>0.0401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445039951" calcext:value-type="float">
            <text:p>0.9445</text:p>
          </table:table-cell>
          <table:table-cell office:value-type="float" office:value="0.0250556433" calcext:value-type="float">
            <text:p>0.0251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327145816" calcext:value-type="float">
            <text:p>0.9327</text:p>
          </table:table-cell>
          <table:table-cell office:value-type="float" office:value="0.0288216822" calcext:value-type="float">
            <text:p>0.0288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142765331" calcext:value-type="float">
            <text:p>0.9143</text:p>
          </table:table-cell>
          <table:table-cell office:value-type="float" office:value="0.0259095867" calcext:value-type="float">
            <text:p>0.025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45</text:p>
          </table:table-cell>
          <table:table-cell office:value-type="float" office:value="0.7118734668" calcext:value-type="float">
            <text:p>0.7119</text:p>
          </table:table-cell>
          <table:table-cell office:value-type="float" office:value="0.1717139142" calcext:value-type="float">
            <text:p>0.1717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6886496804" calcext:value-type="float">
            <text:p>0.6886</text:p>
          </table:table-cell>
          <table:table-cell office:value-type="float" office:value="0.1544652122" calcext:value-type="float">
            <text:p>0.1545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7257257465" calcext:value-type="float">
            <text:p>0.7257</text:p>
          </table:table-cell>
          <table:table-cell office:value-type="float" office:value="0.1446083137" calcext:value-type="float">
            <text:p>0.1446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7416937082" calcext:value-type="float">
            <text:p>0.7417</text:p>
          </table:table-cell>
          <table:table-cell office:value-type="float" office:value="0.1476538417" calcext:value-type="float">
            <text:p>0.14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55</text:p>
          </table:table-cell>
          <table:table-cell office:value-type="float" office:value="0.8935844564" calcext:value-type="float">
            <text:p>0.8936</text:p>
          </table:table-cell>
          <table:table-cell office:value-type="float" office:value="0.0708075037" calcext:value-type="float">
            <text:p>0.0708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8905328034" calcext:value-type="float">
            <text:p>0.8905</text:p>
          </table:table-cell>
          <table:table-cell office:value-type="float" office:value="0.0477558959" calcext:value-type="float">
            <text:p>0.0478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769899436" calcext:value-type="float">
            <text:p>0.7699</text:p>
          </table:table-cell>
          <table:table-cell office:value-type="float" office:value="0.0848347052" calcext:value-type="float">
            <text:p>0.0848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8768701015" calcext:value-type="float">
            <text:p>0.8769</text:p>
          </table:table-cell>
          <table:table-cell office:value-type="float" office:value="0.0663723457" calcext:value-type="float">
            <text:p>0.066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65</text:p>
          </table:table-cell>
          <table:table-cell office:value-type="float" office:value="0.9328549042" calcext:value-type="float">
            <text:p>0.9329</text:p>
          </table:table-cell>
          <table:table-cell office:value-type="float" office:value="0.0378741266" calcext:value-type="float">
            <text:p>0.0379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8613862554" calcext:value-type="float">
            <text:p>0.8614</text:p>
          </table:table-cell>
          <table:table-cell office:value-type="float" office:value="0.0238131443" calcext:value-type="float">
            <text:p>0.0238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94582215" calcext:value-type="float">
            <text:p>0.7946</text:p>
          </table:table-cell>
          <table:table-cell office:value-type="float" office:value="0.02809855" calcext:value-type="float">
            <text:p>0.0281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8321532086" calcext:value-type="float">
            <text:p>0.8322</text:p>
          </table:table-cell>
          <table:table-cell office:value-type="float" office:value="0.0241618329" calcext:value-type="float">
            <text:p>0.024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085</text:p>
          </table:table-cell>
          <table:table-cell office:value-type="float" office:value="0.9531161437" calcext:value-type="float">
            <text:p>0.9531</text:p>
          </table:table-cell>
          <table:table-cell office:value-type="float" office:value="0.0322753339" calcext:value-type="float">
            <text:p>0.0323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460168929" calcext:value-type="float">
            <text:p>0.8460</text:p>
          </table:table-cell>
          <table:table-cell office:value-type="float" office:value="0.0502250272" calcext:value-type="float">
            <text:p>0.0502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919731231" calcext:value-type="float">
            <text:p>0.9197</text:p>
          </table:table-cell>
          <table:table-cell office:value-type="float" office:value="0.0436999826" calcext:value-type="float">
            <text:p>0.0437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601467317" calcext:value-type="float">
            <text:p>0.8601</text:p>
          </table:table-cell>
          <table:table-cell office:value-type="float" office:value="0.0479943704" calcext:value-type="float">
            <text:p>0.04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105</text:p>
          </table:table-cell>
          <table:table-cell office:value-type="float" office:value="0.6642393303" calcext:value-type="float">
            <text:p>0.6642</text:p>
          </table:table-cell>
          <table:table-cell office:value-type="float" office:value="0.0365676043" calcext:value-type="float">
            <text:p>0.0366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112179396" calcext:value-type="float">
            <text:p>0.7112</text:p>
          </table:table-cell>
          <table:table-cell office:value-type="float" office:value="0.0281366002" calcext:value-type="float">
            <text:p>0.0281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96517538" calcext:value-type="float">
            <text:p>0.7965</text:p>
          </table:table-cell>
          <table:table-cell office:value-type="float" office:value="0.0373386091" calcext:value-type="float">
            <text:p>0.0373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574141221" calcext:value-type="float">
            <text:p>0.7574</text:p>
          </table:table-cell>
          <table:table-cell office:value-type="float" office:value="0.0297824541" calcext:value-type="float">
            <text:p>0.02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115</text:p>
          </table:table-cell>
          <table:table-cell office:value-type="float" office:value="0.9023856637" calcext:value-type="float">
            <text:p>0.9024</text:p>
          </table:table-cell>
          <table:table-cell office:value-type="float" office:value="0.0424063935" calcext:value-type="float">
            <text:p>0.0424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847870478" calcext:value-type="float">
            <text:p>0.7848</text:p>
          </table:table-cell>
          <table:table-cell office:value-type="float" office:value="0.0449218646" calcext:value-type="float">
            <text:p>0.0449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8165092371" calcext:value-type="float">
            <text:p>0.8165</text:p>
          </table:table-cell>
          <table:table-cell office:value-type="float" office:value="0.0942286851" calcext:value-type="float">
            <text:p>0.0942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937926008" calcext:value-type="float">
            <text:p>0.7938</text:p>
          </table:table-cell>
          <table:table-cell office:value-type="float" office:value="0.050690338" calcext:value-type="float">
            <text:p>0.0507</text:p>
          </table:table-cell>
          <table:table-cell table:number-columns-repeated="17"/>
        </table:table-row>
        <table:table-row table:style-name="ro1">
          <table:table-cell table:number-columns-repeated="33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5" office:value-type="string" calcext:value-type="string">
            <text:p>avg</text:p>
          </table:table-cell>
          <table:table-cell table:style-name="ce7" table:formula="of:=AVERAGE([.C17:.C25])" office:value-type="float" office:value="0.873225057544444" calcext:value-type="float">
            <text:p>0.8732</text:p>
          </table:table-cell>
          <table:table-cell table:style-name="ce7" table:formula="of:=AVERAGE([.D17:.D25])" office:value-type="float" office:value="0.0585720116888889" calcext:value-type="float">
            <text:p>0.0586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7" table:formula="of:=AVERAGE([.G17:.G25])" office:value-type="float" office:value="0.830199643855555" calcext:value-type="float">
            <text:p>0.8302</text:p>
          </table:table-cell>
          <table:table-cell table:style-name="ce7" table:formula="of:=AVERAGE([.H17:.H25])" office:value-type="float" office:value="0.0508700278777778" calcext:value-type="float">
            <text:p>0.0509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7" table:formula="of:=AVERAGE([.K17:.K25])" office:value-type="float" office:value="0.819284192133333" calcext:value-type="float">
            <text:p>0.8193</text:p>
          </table:table-cell>
          <table:table-cell table:style-name="ce7" table:formula="of:=AVERAGE([.L17:.L25])" office:value-type="float" office:value="0.0621121413888889" calcext:value-type="float">
            <text:p>0.0621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7" table:formula="of:=AVERAGE([.O17:.O25])" office:value-type="float" office:value="0.844684308311111" calcext:value-type="float">
            <text:p>0.8447</text:p>
          </table:table-cell>
          <table:table-cell table:style-name="ce7" table:formula="of:=AVERAGE([.P17:.P25])" office:value-type="float" office:value="0.0524141626111111" calcext:value-type="float">
            <text:p>0.0524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7" table:formula="of:=STDEV([.C17:.C25])" office:value-type="float" office:value="0.10737172916866" calcext:value-type="float">
            <text:p>0.1074</text:p>
          </table:table-cell>
          <table:table-cell table:style-name="ce7" table:formula="of:=STDEV([.D17:.D25])" office:value-type="float" office:value="0.0439159169896395" calcext:value-type="float">
            <text:p>0.0439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7" table:formula="of:=STDEV([.G17:.G25])" office:value-type="float" office:value="0.0857649628695911" calcext:value-type="float">
            <text:p>0.0858</text:p>
          </table:table-cell>
          <table:table-cell table:style-name="ce7" table:formula="of:=STDEV([.H17:.H25])" office:value-type="float" office:value="0.0412877907554168" calcext:value-type="float">
            <text:p>0.0413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7" table:formula="of:=STDEV([.K17:.K25])" office:value-type="float" office:value="0.0714886220256043" calcext:value-type="float">
            <text:p>0.0715</text:p>
          </table:table-cell>
          <table:table-cell table:style-name="ce7" table:formula="of:=STDEV([.L17:.L25])" office:value-type="float" office:value="0.0402960554376258" calcext:value-type="float">
            <text:p>0.0403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7" table:formula="of:=STDEV([.O17:.O25])" office:value-type="float" office:value="0.0675197967597899" calcext:value-type="float">
            <text:p>0.0675</text:p>
          </table:table-cell>
          <table:table-cell table:style-name="ce7" table:formula="of:=STDEV([.P17:.P25])" office:value-type="float" office:value="0.0390267632575445" calcext:value-type="float">
            <text:p>0.0390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number-columns-repeated="16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5" office:value-type="string" calcext:value-type="string">
            <text:p>avg</text:p>
          </table:table-cell>
          <table:table-cell table:style-name="ce9" table:formula="of:=AVERAGE([.C17:.C25];[.C36:.C156])" office:value-type="float" office:value="0.844912558351539" calcext:value-type="float">
            <text:p>0.8449</text:p>
          </table:table-cell>
          <table:table-cell table:style-name="ce9" table:formula="of:=AVERAGE([.D17:.D25];[.D36:.D156])" office:value-type="float" office:value="0.0721930429476923" calcext:value-type="float">
            <text:p>0.0722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9" table:formula="of:=AVERAGE([.G17:.G25];[.G36:.G156])" office:value-type="float" office:value="0.653453719607693" calcext:value-type="float">
            <text:p>0.6535</text:p>
          </table:table-cell>
          <table:table-cell table:style-name="ce9" table:formula="of:=AVERAGE([.H17:.H25];[.H36:.H156])" office:value-type="float" office:value="0.0682058277907692" calcext:value-type="float">
            <text:p>0.0682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9" table:formula="of:=AVERAGE([.K17:.K25];[.K36:.K156])" office:value-type="float" office:value="0.655240523943077" calcext:value-type="float">
            <text:p>0.6552</text:p>
          </table:table-cell>
          <table:table-cell table:style-name="ce9" table:formula="of:=AVERAGE([.L17:.L25];[.L36:.L156])" office:value-type="float" office:value="0.0629514033792308" calcext:value-type="float">
            <text:p>0.0630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9" table:formula="of:=AVERAGE([.O17:.O25];[.O36:.O156])" office:value-type="float" office:value="0.664524481723077" calcext:value-type="float">
            <text:p>0.6645</text:p>
          </table:table-cell>
          <table:table-cell table:style-name="ce9" table:formula="of:=AVERAGE([.P17:.P25];[.P36:.P156])" office:value-type="float" office:value="0.0675934155046154" calcext:value-type="float">
            <text:p>0.0676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9" table:formula="of:=STDEV([.C17:.C25];[.C36:.C156])" office:value-type="float" office:value="0.10714804556195" calcext:value-type="float">
            <text:p>0.1071</text:p>
          </table:table-cell>
          <table:table-cell table:style-name="ce9" table:formula="of:=STDEV([.D17:.D25];[.D36:.D156])" office:value-type="float" office:value="0.0472499550707836" calcext:value-type="float">
            <text:p>0.0472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9" table:formula="of:=STDEV([.G17:.G25];[.G36:.G156])" office:value-type="float" office:value="0.197060438860094" calcext:value-type="float">
            <text:p>0.1971</text:p>
          </table:table-cell>
          <table:table-cell table:style-name="ce9" table:formula="of:=STDEV([.H17:.H25];[.H36:.H156])" office:value-type="float" office:value="0.0404511354197033" calcext:value-type="float">
            <text:p>0.0405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9" table:formula="of:=STDEV([.K17:.K25];[.K36:.K156])" office:value-type="float" office:value="0.182052521966874" calcext:value-type="float">
            <text:p>0.1821</text:p>
          </table:table-cell>
          <table:table-cell table:style-name="ce9" table:formula="of:=STDEV([.L17:.L25];[.L36:.L156])" office:value-type="float" office:value="0.0394426133004168" calcext:value-type="float">
            <text:p>0.0394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9" table:formula="of:=STDEV([.O17:.O25];[.O36:.O156])" office:value-type="float" office:value="0.191455257701927" calcext:value-type="float">
            <text:p>0.1915</text:p>
          </table:table-cell>
          <table:table-cell table:style-name="ce9" table:formula="of:=STDEV([.P17:.P25];[.P36:.P156])" office:value-type="float" office:value="0.0408371146491901" calcext:value-type="float">
            <text:p>0.0408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style-name="ce5"/>
          <table:table-cell table:style-name="ce8" table:number-columns-repeated="2"/>
          <table:table-cell table:style-name="ce13"/>
          <table:table-cell table:number-columns-repeated="16"/>
        </table:table-row>
        <table:table-row table:style-name="ro1">
          <table:table-cell table:style-name="ce1" office:value-type="string" calcext:value-type="string">
            <text:p>rand</text:p>
          </table:table-cell>
          <table:table-cell table:style-name="ce5" office:value-type="string" calcext:value-type="string">
            <text:p>avg</text:p>
          </table:table-cell>
          <table:table-cell table:style-name="ce10" table:formula="of:=AVERAGE([.C36:.C156])" office:value-type="float" office:value="0.842806669981818" calcext:value-type="float">
            <text:p>0.8428</text:p>
          </table:table-cell>
          <table:table-cell table:style-name="ce10" table:formula="of:=AVERAGE([.D36:.D156])" office:value-type="float" office:value="0.0732061775041322" calcext:value-type="float">
            <text:p>0.0732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10" table:formula="of:=AVERAGE([.G36:.G156])" office:value-type="float" office:value="0.640307328547934" calcext:value-type="float">
            <text:p>0.6403</text:p>
          </table:table-cell>
          <table:table-cell table:style-name="ce10" table:formula="of:=AVERAGE([.H36:.H156])" office:value-type="float" office:value="0.069495267453719" calcext:value-type="float">
            <text:p>0.0695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10" table:formula="of:=AVERAGE([.K36:.K156])" office:value-type="float" office:value="0.64303892878843" calcext:value-type="float">
            <text:p>0.6430</text:p>
          </table:table-cell>
          <table:table-cell table:style-name="ce10" table:formula="of:=AVERAGE([.L36:.L156])" office:value-type="float" office:value="0.0630138278247934" calcext:value-type="float">
            <text:p>0.0630</text:p>
          </table:table-cell>
          <table:table-cell table:style-name="ce13"/>
          <table:table-cell table:style-name="ce5" office:value-type="string" calcext:value-type="string">
            <text:p>avg</text:p>
          </table:table-cell>
          <table:table-cell table:style-name="ce10" table:formula="of:=AVERAGE([.O36:.O156])" office:value-type="float" office:value="0.651124164042975" calcext:value-type="float">
            <text:p>0.6511</text:p>
          </table:table-cell>
          <table:table-cell table:style-name="ce10" table:formula="of:=AVERAGE([.P36:.P156])" office:value-type="float" office:value="0.0687224508438017" calcext:value-type="float">
            <text:p>0.0687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stdev</text:p>
          </table:table-cell>
          <table:table-cell table:style-name="ce10" table:formula="of:=STDEV([.C36:.C156])" office:value-type="float" office:value="0.107278076440856" calcext:value-type="float">
            <text:p>0.1073</text:p>
          </table:table-cell>
          <table:table-cell table:style-name="ce10" table:formula="of:=STDEV([.D36:.D156])" office:value-type="float" office:value="0.0475023824665824" calcext:value-type="float">
            <text:p>0.0475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10" table:formula="of:=STDEV([.G36:.G156])" office:value-type="float" office:value="0.196818953840067" calcext:value-type="float">
            <text:p>0.1968</text:p>
          </table:table-cell>
          <table:table-cell table:style-name="ce10" table:formula="of:=STDEV([.H36:.H156])" office:value-type="float" office:value="0.0402635658149921" calcext:value-type="float">
            <text:p>0.0403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10" table:formula="of:=STDEV([.K36:.K156])" office:value-type="float" office:value="0.181988331063541" calcext:value-type="float">
            <text:p>0.1820</text:p>
          </table:table-cell>
          <table:table-cell table:style-name="ce10" table:formula="of:=STDEV([.L36:.L156])" office:value-type="float" office:value="0.0395485839970502" calcext:value-type="float">
            <text:p>0.0395</text:p>
          </table:table-cell>
          <table:table-cell table:style-name="ce13"/>
          <table:table-cell table:style-name="ce5" office:value-type="string" calcext:value-type="string">
            <text:p>stdev</text:p>
          </table:table-cell>
          <table:table-cell table:style-name="ce10" table:formula="of:=STDEV([.O36:.O156])" office:value-type="float" office:value="0.191010311319694" calcext:value-type="float">
            <text:p>0.1910</text:p>
          </table:table-cell>
          <table:table-cell table:style-name="ce10" table:formula="of:=STDEV([.P36:.P156])" office:value-type="float" office:value="0.0408979203480437" calcext:value-type="float">
            <text:p>0.0409</text:p>
          </table:table-cell>
          <table:table-cell table:style-name="ce13"/>
          <table:table-cell table:number-columns-repeated="16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b001</text:p>
          </table:table-cell>
          <table:table-cell office:value-type="float" office:value="0.9707498289" calcext:value-type="float">
            <text:p>0.9707</text:p>
          </table:table-cell>
          <table:table-cell office:value-type="float" office:value="0.0184762739" calcext:value-type="float">
            <text:p>0.0185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7484472556" calcext:value-type="float">
            <text:p>0.7484</text:p>
          </table:table-cell>
          <table:table-cell office:value-type="float" office:value="0.0409094254" calcext:value-type="float">
            <text:p>0.0409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6414226104" calcext:value-type="float">
            <text:p>0.6414</text:p>
          </table:table-cell>
          <table:table-cell office:value-type="float" office:value="0.0384917027" calcext:value-type="float">
            <text:p>0.0385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691163132" calcext:value-type="float">
            <text:p>0.6912</text:p>
          </table:table-cell>
          <table:table-cell office:value-type="float" office:value="0.0462413698" calcext:value-type="float">
            <text:p>0.04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2</text:p>
          </table:table-cell>
          <table:table-cell office:value-type="float" office:value="0.885491906" calcext:value-type="float">
            <text:p>0.8855</text:p>
          </table:table-cell>
          <table:table-cell office:value-type="float" office:value="0.0726573445" calcext:value-type="float">
            <text:p>0.0727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473135833" calcext:value-type="float">
            <text:p>0.3473</text:p>
          </table:table-cell>
          <table:table-cell office:value-type="float" office:value="0.0504573929" calcext:value-type="float">
            <text:p>0.0505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5041242613" calcext:value-type="float">
            <text:p>0.5041</text:p>
          </table:table-cell>
          <table:table-cell office:value-type="float" office:value="0.0297385665" calcext:value-type="float">
            <text:p>0.0297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670469005" calcext:value-type="float">
            <text:p>0.3670</text:p>
          </table:table-cell>
          <table:table-cell office:value-type="float" office:value="0.0394503038" calcext:value-type="float">
            <text:p>0.039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3</text:p>
          </table:table-cell>
          <table:table-cell office:value-type="float" office:value="0.8856132877" calcext:value-type="float">
            <text:p>0.8856</text:p>
          </table:table-cell>
          <table:table-cell office:value-type="float" office:value="0.1000869254" calcext:value-type="float">
            <text:p>0.1001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1862143377" calcext:value-type="float">
            <text:p>0.1862</text:p>
          </table:table-cell>
          <table:table-cell office:value-type="float" office:value="0.0570914799" calcext:value-type="float">
            <text:p>0.0571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5262492812" calcext:value-type="float">
            <text:p>0.5262</text:p>
          </table:table-cell>
          <table:table-cell office:value-type="float" office:value="0.0338620194" calcext:value-type="float">
            <text:p>0.0339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2091217237" calcext:value-type="float">
            <text:p>0.2091</text:p>
          </table:table-cell>
          <table:table-cell office:value-type="float" office:value="0.050964263" calcext:value-type="float">
            <text:p>0.05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4</text:p>
          </table:table-cell>
          <table:table-cell office:value-type="float" office:value="0.8558762743" calcext:value-type="float">
            <text:p>0.8559</text:p>
          </table:table-cell>
          <table:table-cell office:value-type="float" office:value="0.0425675634" calcext:value-type="float">
            <text:p>0.042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5092407219" calcext:value-type="float">
            <text:p>0.5092</text:p>
          </table:table-cell>
          <table:table-cell office:value-type="float" office:value="0.1195694039" calcext:value-type="float">
            <text:p>0.119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4803959742" calcext:value-type="float">
            <text:p>0.4804</text:p>
          </table:table-cell>
          <table:table-cell office:value-type="float" office:value="0.0426416338" calcext:value-type="float">
            <text:p>0.0426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5810132344" calcext:value-type="float">
            <text:p>0.5810</text:p>
          </table:table-cell>
          <table:table-cell office:value-type="float" office:value="0.1014308781" calcext:value-type="float">
            <text:p>0.10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5</text:p>
          </table:table-cell>
          <table:table-cell office:value-type="float" office:value="0.8430666076" calcext:value-type="float">
            <text:p>0.8431</text:p>
          </table:table-cell>
          <table:table-cell office:value-type="float" office:value="0.0556006662" calcext:value-type="float">
            <text:p>0.0556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5366347473" calcext:value-type="float">
            <text:p>0.5366</text:p>
          </table:table-cell>
          <table:table-cell office:value-type="float" office:value="0.1155769354" calcext:value-type="float">
            <text:p>0.1156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9403417053" calcext:value-type="float">
            <text:p>0.9403</text:p>
          </table:table-cell>
          <table:table-cell office:value-type="float" office:value="0.0279150675" calcext:value-type="float">
            <text:p>0.0279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6766875098" calcext:value-type="float">
            <text:p>0.6767</text:p>
          </table:table-cell>
          <table:table-cell office:value-type="float" office:value="0.1078401417" calcext:value-type="float">
            <text:p>0.107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6</text:p>
          </table:table-cell>
          <table:table-cell office:value-type="float" office:value="0.9410767598" calcext:value-type="float">
            <text:p>0.9411</text:p>
          </table:table-cell>
          <table:table-cell office:value-type="float" office:value="0.0348258385" calcext:value-type="float">
            <text:p>0.0348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887897676" calcext:value-type="float">
            <text:p>0.7888</text:p>
          </table:table-cell>
          <table:table-cell office:value-type="float" office:value="0.0398535659" calcext:value-type="float">
            <text:p>0.0399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836383523" calcext:value-type="float">
            <text:p>0.7836</text:p>
          </table:table-cell>
          <table:table-cell office:value-type="float" office:value="0.0602048115" calcext:value-type="float">
            <text:p>0.0602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823163544" calcext:value-type="float">
            <text:p>0.7823</text:p>
          </table:table-cell>
          <table:table-cell office:value-type="float" office:value="0.0430054569" calcext:value-type="float">
            <text:p>0.043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7</text:p>
          </table:table-cell>
          <table:table-cell office:value-type="float" office:value="0.8461027861" calcext:value-type="float">
            <text:p>0.8461</text:p>
          </table:table-cell>
          <table:table-cell office:value-type="float" office:value="0.0858613982" calcext:value-type="float">
            <text:p>0.0859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106463544" calcext:value-type="float">
            <text:p>0.4106</text:p>
          </table:table-cell>
          <table:table-cell office:value-type="float" office:value="0.0336808896" calcext:value-type="float">
            <text:p>0.0337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695377491" calcext:value-type="float">
            <text:p>0.4695</text:p>
          </table:table-cell>
          <table:table-cell office:value-type="float" office:value="0.0438417584" calcext:value-type="float">
            <text:p>0.0438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031360052" calcext:value-type="float">
            <text:p>0.4031</text:p>
          </table:table-cell>
          <table:table-cell office:value-type="float" office:value="0.0337714631" calcext:value-type="float">
            <text:p>0.03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8</text:p>
          </table:table-cell>
          <table:table-cell office:value-type="float" office:value="0.9476360641" calcext:value-type="float">
            <text:p>0.9476</text:p>
          </table:table-cell>
          <table:table-cell office:value-type="float" office:value="0.1272492219" calcext:value-type="float">
            <text:p>0.1272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739380866" calcext:value-type="float">
            <text:p>0.7394</text:p>
          </table:table-cell>
          <table:table-cell office:value-type="float" office:value="0.084698265" calcext:value-type="float">
            <text:p>0.0847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543970556" calcext:value-type="float">
            <text:p>0.5440</text:p>
          </table:table-cell>
          <table:table-cell office:value-type="float" office:value="0.0577561854" calcext:value-type="float">
            <text:p>0.0578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615346187" calcext:value-type="float">
            <text:p>0.6153</text:p>
          </table:table-cell>
          <table:table-cell office:value-type="float" office:value="0.0650925256" calcext:value-type="float">
            <text:p>0.06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09</text:p>
          </table:table-cell>
          <table:table-cell office:value-type="float" office:value="0.5862711645" calcext:value-type="float">
            <text:p>0.5863</text:p>
          </table:table-cell>
          <table:table-cell office:value-type="float" office:value="0.0362756951" calcext:value-type="float">
            <text:p>0.0363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4605970389" calcext:value-type="float">
            <text:p>0.4606</text:p>
          </table:table-cell>
          <table:table-cell office:value-type="float" office:value="0.0826965356" calcext:value-type="float">
            <text:p>0.0827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8392980274" calcext:value-type="float">
            <text:p>0.8393</text:p>
          </table:table-cell>
          <table:table-cell office:value-type="float" office:value="0.032362425" calcext:value-type="float">
            <text:p>0.0324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5160523156" calcext:value-type="float">
            <text:p>0.5161</text:p>
          </table:table-cell>
          <table:table-cell office:value-type="float" office:value="0.0965786855" calcext:value-type="float">
            <text:p>0.096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0</text:p>
          </table:table-cell>
          <table:table-cell office:value-type="float" office:value="0.8896482507" calcext:value-type="float">
            <text:p>0.8896</text:p>
          </table:table-cell>
          <table:table-cell office:value-type="float" office:value="0.0132063941" calcext:value-type="float">
            <text:p>0.0132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5126820362" calcext:value-type="float">
            <text:p>0.5127</text:p>
          </table:table-cell>
          <table:table-cell office:value-type="float" office:value="0.0176708581" calcext:value-type="float">
            <text:p>0.0177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2994235285" calcext:value-type="float">
            <text:p>0.2994</text:p>
          </table:table-cell>
          <table:table-cell office:value-type="float" office:value="0.0403656744" calcext:value-type="float">
            <text:p>0.0404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5921835579" calcext:value-type="float">
            <text:p>0.5922</text:p>
          </table:table-cell>
          <table:table-cell office:value-type="float" office:value="0.028098219" calcext:value-type="float">
            <text:p>0.02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1</text:p>
          </table:table-cell>
          <table:table-cell office:value-type="float" office:value="0.9105104452" calcext:value-type="float">
            <text:p>0.9105</text:p>
          </table:table-cell>
          <table:table-cell office:value-type="float" office:value="0.0506669808" calcext:value-type="float">
            <text:p>0.0507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2516097595" calcext:value-type="float">
            <text:p>0.2516</text:p>
          </table:table-cell>
          <table:table-cell office:value-type="float" office:value="0.0693591787" calcext:value-type="float">
            <text:p>0.0694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5382181676" calcext:value-type="float">
            <text:p>0.5382</text:p>
          </table:table-cell>
          <table:table-cell office:value-type="float" office:value="0.0522891148" calcext:value-type="float">
            <text:p>0.0523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266101305" calcext:value-type="float">
            <text:p>0.2661</text:p>
          </table:table-cell>
          <table:table-cell office:value-type="float" office:value="0.0721085448" calcext:value-type="float">
            <text:p>0.07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2</text:p>
          </table:table-cell>
          <table:table-cell office:value-type="float" office:value="0.7617147246" calcext:value-type="float">
            <text:p>0.7617</text:p>
          </table:table-cell>
          <table:table-cell office:value-type="float" office:value="0.1534637632" calcext:value-type="float">
            <text:p>0.1535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348985938" calcext:value-type="float">
            <text:p>0.2349</text:p>
          </table:table-cell>
          <table:table-cell office:value-type="float" office:value="0.0776090113" calcext:value-type="float">
            <text:p>0.0776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3871615192" calcext:value-type="float">
            <text:p>0.3872</text:p>
          </table:table-cell>
          <table:table-cell office:value-type="float" office:value="0.0701671366" calcext:value-type="float">
            <text:p>0.0702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576846692" calcext:value-type="float">
            <text:p>0.2577</text:p>
          </table:table-cell>
          <table:table-cell office:value-type="float" office:value="0.070272502" calcext:value-type="float">
            <text:p>0.07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3</text:p>
          </table:table-cell>
          <table:table-cell office:value-type="float" office:value="0.5591508746" calcext:value-type="float">
            <text:p>0.5592</text:p>
          </table:table-cell>
          <table:table-cell office:value-type="float" office:value="0.1947261371" calcext:value-type="float">
            <text:p>0.1947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150803786" calcext:value-type="float">
            <text:p>0.1508</text:p>
          </table:table-cell>
          <table:table-cell office:value-type="float" office:value="0.1657483998" calcext:value-type="float">
            <text:p>0.1657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2760954299" calcext:value-type="float">
            <text:p>0.2761</text:p>
          </table:table-cell>
          <table:table-cell office:value-type="float" office:value="0.1175916166" calcext:value-type="float">
            <text:p>0.1176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1594607522" calcext:value-type="float">
            <text:p>0.1595</text:p>
          </table:table-cell>
          <table:table-cell office:value-type="float" office:value="0.1677344251" calcext:value-type="float">
            <text:p>0.16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4</text:p>
          </table:table-cell>
          <table:table-cell office:value-type="float" office:value="0.6068623665" calcext:value-type="float">
            <text:p>0.6069</text:p>
          </table:table-cell>
          <table:table-cell office:value-type="float" office:value="0.1726561301" calcext:value-type="float">
            <text:p>0.1727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5378749195" calcext:value-type="float">
            <text:p>0.5379</text:p>
          </table:table-cell>
          <table:table-cell office:value-type="float" office:value="0.1521586661" calcext:value-type="float">
            <text:p>0.1522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3567912091" calcext:value-type="float">
            <text:p>0.3568</text:p>
          </table:table-cell>
          <table:table-cell office:value-type="float" office:value="0.1147249669" calcext:value-type="float">
            <text:p>0.1147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5371210439" calcext:value-type="float">
            <text:p>0.5371</text:p>
          </table:table-cell>
          <table:table-cell office:value-type="float" office:value="0.1497322106" calcext:value-type="float">
            <text:p>0.149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6</text:p>
          </table:table-cell>
          <table:table-cell office:value-type="float" office:value="0.5235746239" calcext:value-type="float">
            <text:p>0.5236</text:p>
          </table:table-cell>
          <table:table-cell office:value-type="float" office:value="0.2106302719" calcext:value-type="float">
            <text:p>0.2106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3718674131" calcext:value-type="float">
            <text:p>0.3719</text:p>
          </table:table-cell>
          <table:table-cell office:value-type="float" office:value="0.1146366939" calcext:value-type="float">
            <text:p>0.1146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1744832854" calcext:value-type="float">
            <text:p>0.1745</text:p>
          </table:table-cell>
          <table:table-cell office:value-type="float" office:value="0.045775992" calcext:value-type="float">
            <text:p>0.0458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4021485469" calcext:value-type="float">
            <text:p>0.4021</text:p>
          </table:table-cell>
          <table:table-cell office:value-type="float" office:value="0.1234490994" calcext:value-type="float">
            <text:p>0.123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7</text:p>
          </table:table-cell>
          <table:table-cell office:value-type="float" office:value="0.9365457583" calcext:value-type="float">
            <text:p>0.9365</text:p>
          </table:table-cell>
          <table:table-cell office:value-type="float" office:value="0.0477278352" calcext:value-type="float">
            <text:p>0.047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6944731288" calcext:value-type="float">
            <text:p>0.6945</text:p>
          </table:table-cell>
          <table:table-cell office:value-type="float" office:value="0.0217239656" calcext:value-type="float">
            <text:p>0.021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7576249145" calcext:value-type="float">
            <text:p>0.7576</text:p>
          </table:table-cell>
          <table:table-cell office:value-type="float" office:value="0.0420942001" calcext:value-type="float">
            <text:p>0.0421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6663198488" calcext:value-type="float">
            <text:p>0.6663</text:p>
          </table:table-cell>
          <table:table-cell office:value-type="float" office:value="0.0220339713" calcext:value-type="float">
            <text:p>0.02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8</text:p>
          </table:table-cell>
          <table:table-cell office:value-type="float" office:value="0.9810720132" calcext:value-type="float">
            <text:p>0.9811</text:p>
          </table:table-cell>
          <table:table-cell office:value-type="float" office:value="0.0100209426" calcext:value-type="float">
            <text:p>0.0100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595408893" calcext:value-type="float">
            <text:p>0.9595</text:p>
          </table:table-cell>
          <table:table-cell office:value-type="float" office:value="0.0244914548" calcext:value-type="float">
            <text:p>0.0245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7346163655" calcext:value-type="float">
            <text:p>0.7346</text:p>
          </table:table-cell>
          <table:table-cell office:value-type="float" office:value="0.0201340419" calcext:value-type="float">
            <text:p>0.0201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355689398" calcext:value-type="float">
            <text:p>0.9356</text:p>
          </table:table-cell>
          <table:table-cell office:value-type="float" office:value="0.0259972121" calcext:value-type="float">
            <text:p>0.026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19</text:p>
          </table:table-cell>
          <table:table-cell office:value-type="float" office:value="0.7896703007" calcext:value-type="float">
            <text:p>0.7897</text:p>
          </table:table-cell>
          <table:table-cell office:value-type="float" office:value="0.0916970087" calcext:value-type="float">
            <text:p>0.0917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067062545" calcext:value-type="float">
            <text:p>0.5067</text:p>
          </table:table-cell>
          <table:table-cell office:value-type="float" office:value="0.0617958231" calcext:value-type="float">
            <text:p>0.0618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965367703" calcext:value-type="float">
            <text:p>0.5965</text:p>
          </table:table-cell>
          <table:table-cell office:value-type="float" office:value="0.0746333911" calcext:value-type="float">
            <text:p>0.0746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4821669718" calcext:value-type="float">
            <text:p>0.4822</text:p>
          </table:table-cell>
          <table:table-cell office:value-type="float" office:value="0.0492498308" calcext:value-type="float">
            <text:p>0.049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0</text:p>
          </table:table-cell>
          <table:table-cell office:value-type="float" office:value="0.8585699318" calcext:value-type="float">
            <text:p>0.8586</text:p>
          </table:table-cell>
          <table:table-cell office:value-type="float" office:value="0.0910656112" calcext:value-type="float">
            <text:p>0.091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5910006175" calcext:value-type="float">
            <text:p>0.5910</text:p>
          </table:table-cell>
          <table:table-cell office:value-type="float" office:value="0.1046449992" calcext:value-type="float">
            <text:p>0.1046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8240335587" calcext:value-type="float">
            <text:p>0.8240</text:p>
          </table:table-cell>
          <table:table-cell office:value-type="float" office:value="0.0466918714" calcext:value-type="float">
            <text:p>0.0467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085024021" calcext:value-type="float">
            <text:p>0.6085</text:p>
          </table:table-cell>
          <table:table-cell office:value-type="float" office:value="0.1025868572" calcext:value-type="float">
            <text:p>0.10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1</text:p>
          </table:table-cell>
          <table:table-cell office:value-type="float" office:value="0.93295067" calcext:value-type="float">
            <text:p>0.9330</text:p>
          </table:table-cell>
          <table:table-cell office:value-type="float" office:value="0.0527705248" calcext:value-type="float">
            <text:p>0.0528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7462027294" calcext:value-type="float">
            <text:p>0.7462</text:p>
          </table:table-cell>
          <table:table-cell office:value-type="float" office:value="0.0389057938" calcext:value-type="float">
            <text:p>0.0389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9484391013" calcext:value-type="float">
            <text:p>0.9484</text:p>
          </table:table-cell>
          <table:table-cell office:value-type="float" office:value="0.0518881988" calcext:value-type="float">
            <text:p>0.0519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830095848" calcext:value-type="float">
            <text:p>0.8301</text:p>
          </table:table-cell>
          <table:table-cell office:value-type="float" office:value="0.0213802665" calcext:value-type="float">
            <text:p>0.02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2</text:p>
          </table:table-cell>
          <table:table-cell office:value-type="float" office:value="0.9210717088" calcext:value-type="float">
            <text:p>0.9211</text:p>
          </table:table-cell>
          <table:table-cell office:value-type="float" office:value="0.054090705" calcext:value-type="float">
            <text:p>0.0541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5450889698" calcext:value-type="float">
            <text:p>0.5451</text:p>
          </table:table-cell>
          <table:table-cell office:value-type="float" office:value="0.0751696238" calcext:value-type="float">
            <text:p>0.0752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8359595214" calcext:value-type="float">
            <text:p>0.8360</text:p>
          </table:table-cell>
          <table:table-cell office:value-type="float" office:value="0.1122536981" calcext:value-type="float">
            <text:p>0.1123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5354332187" calcext:value-type="float">
            <text:p>0.5354</text:p>
          </table:table-cell>
          <table:table-cell office:value-type="float" office:value="0.0851384435" calcext:value-type="float">
            <text:p>0.08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3</text:p>
          </table:table-cell>
          <table:table-cell office:value-type="float" office:value="0.8059226071" calcext:value-type="float">
            <text:p>0.8059</text:p>
          </table:table-cell>
          <table:table-cell office:value-type="float" office:value="0.0976753074" calcext:value-type="float">
            <text:p>0.0977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6269788908" calcext:value-type="float">
            <text:p>0.6270</text:p>
          </table:table-cell>
          <table:table-cell office:value-type="float" office:value="0.0870998748" calcext:value-type="float">
            <text:p>0.0871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6222144432" calcext:value-type="float">
            <text:p>0.6222</text:p>
          </table:table-cell>
          <table:table-cell office:value-type="float" office:value="0.0846064668" calcext:value-type="float">
            <text:p>0.0846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5560697149" calcext:value-type="float">
            <text:p>0.5561</text:p>
          </table:table-cell>
          <table:table-cell office:value-type="float" office:value="0.0906526984" calcext:value-type="float">
            <text:p>0.090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4</text:p>
          </table:table-cell>
          <table:table-cell office:value-type="float" office:value="0.882681637" calcext:value-type="float">
            <text:p>0.8827</text:p>
          </table:table-cell>
          <table:table-cell office:value-type="float" office:value="0.0651354767" calcext:value-type="float">
            <text:p>0.0651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7915278969" calcext:value-type="float">
            <text:p>0.7915</text:p>
          </table:table-cell>
          <table:table-cell office:value-type="float" office:value="0.0618570897" calcext:value-type="float">
            <text:p>0.0619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7889025987" calcext:value-type="float">
            <text:p>0.7889</text:p>
          </table:table-cell>
          <table:table-cell office:value-type="float" office:value="0.0507574514" calcext:value-type="float">
            <text:p>0.0508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8275363169" calcext:value-type="float">
            <text:p>0.8275</text:p>
          </table:table-cell>
          <table:table-cell office:value-type="float" office:value="0.0542884974" calcext:value-type="float">
            <text:p>0.054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6</text:p>
          </table:table-cell>
          <table:table-cell office:value-type="float" office:value="0.6448987193" calcext:value-type="float">
            <text:p>0.6449</text:p>
          </table:table-cell>
          <table:table-cell office:value-type="float" office:value="0.1558024012" calcext:value-type="float">
            <text:p>0.1558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2585481066" calcext:value-type="float">
            <text:p>0.2585</text:p>
          </table:table-cell>
          <table:table-cell office:value-type="float" office:value="0.0798054448" calcext:value-type="float">
            <text:p>0.0798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3960625101" calcext:value-type="float">
            <text:p>0.3961</text:p>
          </table:table-cell>
          <table:table-cell office:value-type="float" office:value="0.1291819508" calcext:value-type="float">
            <text:p>0.1292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252599428" calcext:value-type="float">
            <text:p>0.2526</text:p>
          </table:table-cell>
          <table:table-cell office:value-type="float" office:value="0.0879611658" calcext:value-type="float">
            <text:p>0.08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7</text:p>
          </table:table-cell>
          <table:table-cell office:value-type="float" office:value="0.8936111694" calcext:value-type="float">
            <text:p>0.8936</text:p>
          </table:table-cell>
          <table:table-cell office:value-type="float" office:value="0.0667687456" calcext:value-type="float">
            <text:p>0.0668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707765428" calcext:value-type="float">
            <text:p>0.3708</text:p>
          </table:table-cell>
          <table:table-cell office:value-type="float" office:value="0.0632894708" calcext:value-type="float">
            <text:p>0.0633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44992252" calcext:value-type="float">
            <text:p>0.3450</text:p>
          </table:table-cell>
          <table:table-cell office:value-type="float" office:value="0.1051935658" calcext:value-type="float">
            <text:p>0.1052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385490762" calcext:value-type="float">
            <text:p>0.3385</text:p>
          </table:table-cell>
          <table:table-cell office:value-type="float" office:value="0.0609058122" calcext:value-type="float">
            <text:p>0.06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8</text:p>
          </table:table-cell>
          <table:table-cell office:value-type="float" office:value="0.8641413233" calcext:value-type="float">
            <text:p>0.8641</text:p>
          </table:table-cell>
          <table:table-cell office:value-type="float" office:value="0.120512485" calcext:value-type="float">
            <text:p>0.120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6846161623" calcext:value-type="float">
            <text:p>0.6846</text:p>
          </table:table-cell>
          <table:table-cell office:value-type="float" office:value="0.0815381365" calcext:value-type="float">
            <text:p>0.081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3468192791" calcext:value-type="float">
            <text:p>0.3468</text:p>
          </table:table-cell>
          <table:table-cell office:value-type="float" office:value="0.0348713575" calcext:value-type="float">
            <text:p>0.0349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5682097656" calcext:value-type="float">
            <text:p>0.5682</text:p>
          </table:table-cell>
          <table:table-cell office:value-type="float" office:value="0.0673503787" calcext:value-type="float">
            <text:p>0.06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29</text:p>
          </table:table-cell>
          <table:table-cell office:value-type="float" office:value="0.9450612093" calcext:value-type="float">
            <text:p>0.9451</text:p>
          </table:table-cell>
          <table:table-cell office:value-type="float" office:value="0.0217312721" calcext:value-type="float">
            <text:p>0.0217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418877275" calcext:value-type="float">
            <text:p>0.9419</text:p>
          </table:table-cell>
          <table:table-cell office:value-type="float" office:value="0.0249481567" calcext:value-type="float">
            <text:p>0.0249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158654584" calcext:value-type="float">
            <text:p>0.9159</text:p>
          </table:table-cell>
          <table:table-cell office:value-type="float" office:value="0.0267831664" calcext:value-type="float">
            <text:p>0.0268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416122496" calcext:value-type="float">
            <text:p>0.9416</text:p>
          </table:table-cell>
          <table:table-cell office:value-type="float" office:value="0.0246609424" calcext:value-type="float">
            <text:p>0.024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0</text:p>
          </table:table-cell>
          <table:table-cell office:value-type="float" office:value="0.8926976936" calcext:value-type="float">
            <text:p>0.8927</text:p>
          </table:table-cell>
          <table:table-cell office:value-type="float" office:value="0.056063229" calcext:value-type="float">
            <text:p>0.0561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9140824732" calcext:value-type="float">
            <text:p>0.9141</text:p>
          </table:table-cell>
          <table:table-cell office:value-type="float" office:value="0.0480189324" calcext:value-type="float">
            <text:p>0.0480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6535184513" calcext:value-type="float">
            <text:p>0.6535</text:p>
          </table:table-cell>
          <table:table-cell office:value-type="float" office:value="0.0415297576" calcext:value-type="float">
            <text:p>0.0415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8890493055" calcext:value-type="float">
            <text:p>0.8890</text:p>
          </table:table-cell>
          <table:table-cell office:value-type="float" office:value="0.0312475887" calcext:value-type="float">
            <text:p>0.03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1</text:p>
          </table:table-cell>
          <table:table-cell office:value-type="float" office:value="0.5276965277" calcext:value-type="float">
            <text:p>0.5277</text:p>
          </table:table-cell>
          <table:table-cell office:value-type="float" office:value="0.0424294363" calcext:value-type="float">
            <text:p>0.0424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438426209" calcext:value-type="float">
            <text:p>0.2438</text:p>
          </table:table-cell>
          <table:table-cell office:value-type="float" office:value="0.0706762203" calcext:value-type="float">
            <text:p>0.0707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793841435" calcext:value-type="float">
            <text:p>0.2794</text:p>
          </table:table-cell>
          <table:table-cell office:value-type="float" office:value="0.0677521667" calcext:value-type="float">
            <text:p>0.0678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315271188" calcext:value-type="float">
            <text:p>0.2315</text:p>
          </table:table-cell>
          <table:table-cell office:value-type="float" office:value="0.0699195599" calcext:value-type="float">
            <text:p>0.06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2</text:p>
          </table:table-cell>
          <table:table-cell office:value-type="float" office:value="0.9396680945" calcext:value-type="float">
            <text:p>0.9397</text:p>
          </table:table-cell>
          <table:table-cell office:value-type="float" office:value="0.0512279514" calcext:value-type="float">
            <text:p>0.0512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5764503443" calcext:value-type="float">
            <text:p>0.5765</text:p>
          </table:table-cell>
          <table:table-cell office:value-type="float" office:value="0.0522919723" calcext:value-type="float">
            <text:p>0.0523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7504039795" calcext:value-type="float">
            <text:p>0.7504</text:p>
          </table:table-cell>
          <table:table-cell office:value-type="float" office:value="0.0277008313" calcext:value-type="float">
            <text:p>0.0277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6977963244" calcext:value-type="float">
            <text:p>0.6978</text:p>
          </table:table-cell>
          <table:table-cell office:value-type="float" office:value="0.0846077345" calcext:value-type="float">
            <text:p>0.084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3</text:p>
          </table:table-cell>
          <table:table-cell office:value-type="float" office:value="0.8996797557" calcext:value-type="float">
            <text:p>0.8997</text:p>
          </table:table-cell>
          <table:table-cell office:value-type="float" office:value="0.0482835856" calcext:value-type="float">
            <text:p>0.0483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24167698" calcext:value-type="float">
            <text:p>0.6242</text:p>
          </table:table-cell>
          <table:table-cell office:value-type="float" office:value="0.0424058834" calcext:value-type="float">
            <text:p>0.0424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314558122" calcext:value-type="float">
            <text:p>0.6315</text:p>
          </table:table-cell>
          <table:table-cell office:value-type="float" office:value="0.0467378919" calcext:value-type="float">
            <text:p>0.0467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555407683" calcext:value-type="float">
            <text:p>0.6555</text:p>
          </table:table-cell>
          <table:table-cell office:value-type="float" office:value="0.0488737707" calcext:value-type="float">
            <text:p>0.048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4</text:p>
          </table:table-cell>
          <table:table-cell office:value-type="float" office:value="0.956570728" calcext:value-type="float">
            <text:p>0.9566</text:p>
          </table:table-cell>
          <table:table-cell office:value-type="float" office:value="0.0266094511" calcext:value-type="float">
            <text:p>0.0266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4979863128" calcext:value-type="float">
            <text:p>0.4980</text:p>
          </table:table-cell>
          <table:table-cell office:value-type="float" office:value="0.0280538768" calcext:value-type="float">
            <text:p>0.0281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5973492272" calcext:value-type="float">
            <text:p>0.5973</text:p>
          </table:table-cell>
          <table:table-cell office:value-type="float" office:value="0.0368331172" calcext:value-type="float">
            <text:p>0.0368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5051099852" calcext:value-type="float">
            <text:p>0.5051</text:p>
          </table:table-cell>
          <table:table-cell office:value-type="float" office:value="0.0265363519" calcext:value-type="float">
            <text:p>0.026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6</text:p>
          </table:table-cell>
          <table:table-cell office:value-type="float" office:value="0.9050943445" calcext:value-type="float">
            <text:p>0.9051</text:p>
          </table:table-cell>
          <table:table-cell office:value-type="float" office:value="0.0519705953" calcext:value-type="float">
            <text:p>0.0520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456248342" calcext:value-type="float">
            <text:p>0.7456</text:p>
          </table:table-cell>
          <table:table-cell office:value-type="float" office:value="0.0374973561" calcext:value-type="float">
            <text:p>0.0375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574410837" calcext:value-type="float">
            <text:p>0.7574</text:p>
          </table:table-cell>
          <table:table-cell office:value-type="float" office:value="0.0356741175" calcext:value-type="float">
            <text:p>0.0357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6461454958" calcext:value-type="float">
            <text:p>0.6461</text:p>
          </table:table-cell>
          <table:table-cell office:value-type="float" office:value="0.0247451151" calcext:value-type="float">
            <text:p>0.024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7</text:p>
          </table:table-cell>
          <table:table-cell office:value-type="float" office:value="0.8766977734" calcext:value-type="float">
            <text:p>0.8767</text:p>
          </table:table-cell>
          <table:table-cell office:value-type="float" office:value="0.0270049614" calcext:value-type="float">
            <text:p>0.0270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53028972" calcext:value-type="float">
            <text:p>0.8530</text:p>
          </table:table-cell>
          <table:table-cell office:value-type="float" office:value="0.0251510077" calcext:value-type="float">
            <text:p>0.0252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692059446" calcext:value-type="float">
            <text:p>0.8692</text:p>
          </table:table-cell>
          <table:table-cell office:value-type="float" office:value="0.0195452257" calcext:value-type="float">
            <text:p>0.0195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750727075" calcext:value-type="float">
            <text:p>0.8751</text:p>
          </table:table-cell>
          <table:table-cell office:value-type="float" office:value="0.0264651736" calcext:value-type="float">
            <text:p>0.026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8</text:p>
          </table:table-cell>
          <table:table-cell office:value-type="float" office:value="0.7580461083" calcext:value-type="float">
            <text:p>0.7580</text:p>
          </table:table-cell>
          <table:table-cell office:value-type="float" office:value="0.0764862781" calcext:value-type="float">
            <text:p>0.0765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3698738901" calcext:value-type="float">
            <text:p>0.3699</text:p>
          </table:table-cell>
          <table:table-cell office:value-type="float" office:value="0.0972050535" calcext:value-type="float">
            <text:p>0.0972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6801358219" calcext:value-type="float">
            <text:p>0.6801</text:p>
          </table:table-cell>
          <table:table-cell office:value-type="float" office:value="0.0990202819" calcext:value-type="float">
            <text:p>0.0990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4269596298" calcext:value-type="float">
            <text:p>0.4270</text:p>
          </table:table-cell>
          <table:table-cell office:value-type="float" office:value="0.0993976969" calcext:value-type="float">
            <text:p>0.09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39</text:p>
          </table:table-cell>
          <table:table-cell office:value-type="float" office:value="0.9104355446" calcext:value-type="float">
            <text:p>0.9104</text:p>
          </table:table-cell>
          <table:table-cell office:value-type="float" office:value="0.0507804084" calcext:value-type="float">
            <text:p>0.0508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6872501686" calcext:value-type="float">
            <text:p>0.6873</text:p>
          </table:table-cell>
          <table:table-cell office:value-type="float" office:value="0.0825219794" calcext:value-type="float">
            <text:p>0.0825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991907916" calcext:value-type="float">
            <text:p>0.7992</text:p>
          </table:table-cell>
          <table:table-cell office:value-type="float" office:value="0.0597997735" calcext:value-type="float">
            <text:p>0.0598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060581998" calcext:value-type="float">
            <text:p>0.7061</text:p>
          </table:table-cell>
          <table:table-cell office:value-type="float" office:value="0.075774496" calcext:value-type="float">
            <text:p>0.075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0</text:p>
          </table:table-cell>
          <table:table-cell office:value-type="float" office:value="0.8965367548" calcext:value-type="float">
            <text:p>0.8965</text:p>
          </table:table-cell>
          <table:table-cell office:value-type="float" office:value="0.045719663" calcext:value-type="float">
            <text:p>0.0457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8665203153" calcext:value-type="float">
            <text:p>0.8665</text:p>
          </table:table-cell>
          <table:table-cell office:value-type="float" office:value="0.0304224884" calcext:value-type="float">
            <text:p>0.0304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793258955" calcext:value-type="float">
            <text:p>0.7933</text:p>
          </table:table-cell>
          <table:table-cell office:value-type="float" office:value="0.0397711936" calcext:value-type="float">
            <text:p>0.0398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8488437372" calcext:value-type="float">
            <text:p>0.8488</text:p>
          </table:table-cell>
          <table:table-cell office:value-type="float" office:value="0.0349166668" calcext:value-type="float">
            <text:p>0.034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1</text:p>
          </table:table-cell>
          <table:table-cell office:value-type="float" office:value="0.7393344037" calcext:value-type="float">
            <text:p>0.7393</text:p>
          </table:table-cell>
          <table:table-cell office:value-type="float" office:value="0.0983019524" calcext:value-type="float">
            <text:p>0.0983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7529277321" calcext:value-type="float">
            <text:p>0.7529</text:p>
          </table:table-cell>
          <table:table-cell office:value-type="float" office:value="0.0928799152" calcext:value-type="float">
            <text:p>0.0929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6369302731" calcext:value-type="float">
            <text:p>0.6369</text:p>
          </table:table-cell>
          <table:table-cell office:value-type="float" office:value="0.094886104" calcext:value-type="float">
            <text:p>0.0949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7429505884" calcext:value-type="float">
            <text:p>0.7430</text:p>
          </table:table-cell>
          <table:table-cell office:value-type="float" office:value="0.0952237999" calcext:value-type="float">
            <text:p>0.095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2</text:p>
          </table:table-cell>
          <table:table-cell office:value-type="float" office:value="0.8556040611" calcext:value-type="float">
            <text:p>0.8556</text:p>
          </table:table-cell>
          <table:table-cell office:value-type="float" office:value="0.1000806686" calcext:value-type="float">
            <text:p>0.1001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7573341039" calcext:value-type="float">
            <text:p>0.7573</text:p>
          </table:table-cell>
          <table:table-cell office:value-type="float" office:value="0.0516672107" calcext:value-type="float">
            <text:p>0.0517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5794397082" calcext:value-type="float">
            <text:p>0.5794</text:p>
          </table:table-cell>
          <table:table-cell office:value-type="float" office:value="0.0256426952" calcext:value-type="float">
            <text:p>0.0256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7027417475" calcext:value-type="float">
            <text:p>0.7027</text:p>
          </table:table-cell>
          <table:table-cell office:value-type="float" office:value="0.0411166483" calcext:value-type="float">
            <text:p>0.04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3</text:p>
          </table:table-cell>
          <table:table-cell office:value-type="float" office:value="0.92322474" calcext:value-type="float">
            <text:p>0.9232</text:p>
          </table:table-cell>
          <table:table-cell office:value-type="float" office:value="0.0517457836" calcext:value-type="float">
            <text:p>0.0517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9265241748" calcext:value-type="float">
            <text:p>0.9265</text:p>
          </table:table-cell>
          <table:table-cell office:value-type="float" office:value="0.0555443417" calcext:value-type="float">
            <text:p>0.0555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440705603" calcext:value-type="float">
            <text:p>0.8441</text:p>
          </table:table-cell>
          <table:table-cell office:value-type="float" office:value="0.0462930644" calcext:value-type="float">
            <text:p>0.0463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9206405148" calcext:value-type="float">
            <text:p>0.9206</text:p>
          </table:table-cell>
          <table:table-cell office:value-type="float" office:value="0.055781067" calcext:value-type="float">
            <text:p>0.055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4</text:p>
          </table:table-cell>
          <table:table-cell office:value-type="float" office:value="0.8418678403" calcext:value-type="float">
            <text:p>0.8419</text:p>
          </table:table-cell>
          <table:table-cell office:value-type="float" office:value="0.0652241744" calcext:value-type="float">
            <text:p>0.0652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682470787" calcext:value-type="float">
            <text:p>0.8682</text:p>
          </table:table-cell>
          <table:table-cell office:value-type="float" office:value="0.0450575863" calcext:value-type="float">
            <text:p>0.0451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852977277" calcext:value-type="float">
            <text:p>0.8853</text:p>
          </table:table-cell>
          <table:table-cell office:value-type="float" office:value="0.0478997789" calcext:value-type="float">
            <text:p>0.0479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779917185" calcext:value-type="float">
            <text:p>0.8780</text:p>
          </table:table-cell>
          <table:table-cell office:value-type="float" office:value="0.0462109759" calcext:value-type="float">
            <text:p>0.04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6</text:p>
          </table:table-cell>
          <table:table-cell office:value-type="float" office:value="0.9361805763" calcext:value-type="float">
            <text:p>0.9362</text:p>
          </table:table-cell>
          <table:table-cell office:value-type="float" office:value="0.0175699686" calcext:value-type="float">
            <text:p>0.0176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6485575025" calcext:value-type="float">
            <text:p>0.6486</text:p>
          </table:table-cell>
          <table:table-cell office:value-type="float" office:value="0.0218687173" calcext:value-type="float">
            <text:p>0.0219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5492245245" calcext:value-type="float">
            <text:p>0.5492</text:p>
          </table:table-cell>
          <table:table-cell office:value-type="float" office:value="0.0343864924" calcext:value-type="float">
            <text:p>0.0344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6941871893" calcext:value-type="float">
            <text:p>0.6942</text:p>
          </table:table-cell>
          <table:table-cell office:value-type="float" office:value="0.0255260817" calcext:value-type="float">
            <text:p>0.025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7</text:p>
          </table:table-cell>
          <table:table-cell office:value-type="float" office:value="0.7952617542" calcext:value-type="float">
            <text:p>0.7953</text:p>
          </table:table-cell>
          <table:table-cell office:value-type="float" office:value="0.1203194195" calcext:value-type="float">
            <text:p>0.1203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642217109" calcext:value-type="float">
            <text:p>0.5642</text:p>
          </table:table-cell>
          <table:table-cell office:value-type="float" office:value="0.0878380687" calcext:value-type="float">
            <text:p>0.0878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7274983851" calcext:value-type="float">
            <text:p>0.7275</text:p>
          </table:table-cell>
          <table:table-cell office:value-type="float" office:value="0.1095570591" calcext:value-type="float">
            <text:p>0.1096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6094446085" calcext:value-type="float">
            <text:p>0.6094</text:p>
          </table:table-cell>
          <table:table-cell office:value-type="float" office:value="0.0928233649" calcext:value-type="float">
            <text:p>0.09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8</text:p>
          </table:table-cell>
          <table:table-cell office:value-type="float" office:value="0.8421126833" calcext:value-type="float">
            <text:p>0.8421</text:p>
          </table:table-cell>
          <table:table-cell office:value-type="float" office:value="0.1022983806" calcext:value-type="float">
            <text:p>0.1023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7385302926" calcext:value-type="float">
            <text:p>0.7385</text:p>
          </table:table-cell>
          <table:table-cell office:value-type="float" office:value="0.093924829" calcext:value-type="float">
            <text:p>0.0939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5761222795" calcext:value-type="float">
            <text:p>0.5761</text:p>
          </table:table-cell>
          <table:table-cell office:value-type="float" office:value="0.1301820145" calcext:value-type="float">
            <text:p>0.1302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7244435782" calcext:value-type="float">
            <text:p>0.7244</text:p>
          </table:table-cell>
          <table:table-cell office:value-type="float" office:value="0.0957366549" calcext:value-type="float">
            <text:p>0.09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49</text:p>
          </table:table-cell>
          <table:table-cell office:value-type="float" office:value="0.8145566787" calcext:value-type="float">
            <text:p>0.8146</text:p>
          </table:table-cell>
          <table:table-cell office:value-type="float" office:value="0.1192861609" calcext:value-type="float">
            <text:p>0.119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6972219624" calcext:value-type="float">
            <text:p>0.6972</text:p>
          </table:table-cell>
          <table:table-cell office:value-type="float" office:value="0.0813290967" calcext:value-type="float">
            <text:p>0.081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631126161" calcext:value-type="float">
            <text:p>0.6311</text:p>
          </table:table-cell>
          <table:table-cell office:value-type="float" office:value="0.0956135317" calcext:value-type="float">
            <text:p>0.0956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112189241" calcext:value-type="float">
            <text:p>0.7112</text:p>
          </table:table-cell>
          <table:table-cell office:value-type="float" office:value="0.0887219904" calcext:value-type="float">
            <text:p>0.088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0</text:p>
          </table:table-cell>
          <table:table-cell office:value-type="float" office:value="0.7719928118" calcext:value-type="float">
            <text:p>0.7720</text:p>
          </table:table-cell>
          <table:table-cell office:value-type="float" office:value="0.0952961101" calcext:value-type="float">
            <text:p>0.0953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522210981" calcext:value-type="float">
            <text:p>0.5522</text:p>
          </table:table-cell>
          <table:table-cell office:value-type="float" office:value="0.0894497466" calcext:value-type="float">
            <text:p>0.0894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6123358991" calcext:value-type="float">
            <text:p>0.6123</text:p>
          </table:table-cell>
          <table:table-cell office:value-type="float" office:value="0.0849778759" calcext:value-type="float">
            <text:p>0.0850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605279612" calcext:value-type="float">
            <text:p>0.5605</text:p>
          </table:table-cell>
          <table:table-cell office:value-type="float" office:value="0.082257331" calcext:value-type="float">
            <text:p>0.082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1</text:p>
          </table:table-cell>
          <table:table-cell office:value-type="float" office:value="0.6866745777" calcext:value-type="float">
            <text:p>0.6867</text:p>
          </table:table-cell>
          <table:table-cell office:value-type="float" office:value="0.1450260203" calcext:value-type="float">
            <text:p>0.1450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7051150022" calcext:value-type="float">
            <text:p>0.7051</text:p>
          </table:table-cell>
          <table:table-cell office:value-type="float" office:value="0.1474289402" calcext:value-type="float">
            <text:p>0.1474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6391194987" calcext:value-type="float">
            <text:p>0.6391</text:p>
          </table:table-cell>
          <table:table-cell office:value-type="float" office:value="0.1279230825" calcext:value-type="float">
            <text:p>0.1279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7103409206" calcext:value-type="float">
            <text:p>0.7103</text:p>
          </table:table-cell>
          <table:table-cell office:value-type="float" office:value="0.1480604339" calcext:value-type="float">
            <text:p>0.14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2</text:p>
          </table:table-cell>
          <table:table-cell office:value-type="float" office:value="0.8963008872" calcext:value-type="float">
            <text:p>0.8963</text:p>
          </table:table-cell>
          <table:table-cell office:value-type="float" office:value="0.0499289568" calcext:value-type="float">
            <text:p>0.0499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8271029876" calcext:value-type="float">
            <text:p>0.8271</text:p>
          </table:table-cell>
          <table:table-cell office:value-type="float" office:value="0.0534050823" calcext:value-type="float">
            <text:p>0.0534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7250015404" calcext:value-type="float">
            <text:p>0.7250</text:p>
          </table:table-cell>
          <table:table-cell office:value-type="float" office:value="0.0505299821" calcext:value-type="float">
            <text:p>0.0505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8075247289" calcext:value-type="float">
            <text:p>0.8075</text:p>
          </table:table-cell>
          <table:table-cell office:value-type="float" office:value="0.0554381937" calcext:value-type="float">
            <text:p>0.055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3</text:p>
          </table:table-cell>
          <table:table-cell office:value-type="float" office:value="0.9001344764" calcext:value-type="float">
            <text:p>0.9001</text:p>
          </table:table-cell>
          <table:table-cell office:value-type="float" office:value="0.0672183967" calcext:value-type="float">
            <text:p>0.0672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8100276797" calcext:value-type="float">
            <text:p>0.8100</text:p>
          </table:table-cell>
          <table:table-cell office:value-type="float" office:value="0.0892521531" calcext:value-type="float">
            <text:p>0.0893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6576394224" calcext:value-type="float">
            <text:p>0.6576</text:p>
          </table:table-cell>
          <table:table-cell office:value-type="float" office:value="0.0285042105" calcext:value-type="float">
            <text:p>0.0285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7695779781" calcext:value-type="float">
            <text:p>0.7696</text:p>
          </table:table-cell>
          <table:table-cell office:value-type="float" office:value="0.0732100671" calcext:value-type="float">
            <text:p>0.07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4</text:p>
          </table:table-cell>
          <table:table-cell office:value-type="float" office:value="0.8642891246" calcext:value-type="float">
            <text:p>0.8643</text:p>
          </table:table-cell>
          <table:table-cell office:value-type="float" office:value="0.038992517" calcext:value-type="float">
            <text:p>0.0390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6352838236" calcext:value-type="float">
            <text:p>0.6353</text:p>
          </table:table-cell>
          <table:table-cell office:value-type="float" office:value="0.0881549054" calcext:value-type="float">
            <text:p>0.0882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7487391172" calcext:value-type="float">
            <text:p>0.7487</text:p>
          </table:table-cell>
          <table:table-cell office:value-type="float" office:value="0.083131066" calcext:value-type="float">
            <text:p>0.0831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6952517887" calcext:value-type="float">
            <text:p>0.6953</text:p>
          </table:table-cell>
          <table:table-cell office:value-type="float" office:value="0.0966207179" calcext:value-type="float">
            <text:p>0.096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6</text:p>
          </table:table-cell>
          <table:table-cell office:value-type="float" office:value="0.9310869367" calcext:value-type="float">
            <text:p>0.9311</text:p>
          </table:table-cell>
          <table:table-cell office:value-type="float" office:value="0.0359931942" calcext:value-type="float">
            <text:p>0.0360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7813879259" calcext:value-type="float">
            <text:p>0.7814</text:p>
          </table:table-cell>
          <table:table-cell office:value-type="float" office:value="0.0454562595" calcext:value-type="float">
            <text:p>0.0455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5492438046" calcext:value-type="float">
            <text:p>0.5492</text:p>
          </table:table-cell>
          <table:table-cell office:value-type="float" office:value="0.0469701441" calcext:value-type="float">
            <text:p>0.0470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8257320583" calcext:value-type="float">
            <text:p>0.8257</text:p>
          </table:table-cell>
          <table:table-cell office:value-type="float" office:value="0.0409361528" calcext:value-type="float">
            <text:p>0.04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7</text:p>
          </table:table-cell>
          <table:table-cell office:value-type="float" office:value="0.8420918327" calcext:value-type="float">
            <text:p>0.8421</text:p>
          </table:table-cell>
          <table:table-cell office:value-type="float" office:value="0.0880777783" calcext:value-type="float">
            <text:p>0.0881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9270170401" calcext:value-type="float">
            <text:p>0.9270</text:p>
          </table:table-cell>
          <table:table-cell office:value-type="float" office:value="0.0357415822" calcext:value-type="float">
            <text:p>0.0357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8749492887" calcext:value-type="float">
            <text:p>0.8749</text:p>
          </table:table-cell>
          <table:table-cell office:value-type="float" office:value="0.0207377728" calcext:value-type="float">
            <text:p>0.0207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9041779131" calcext:value-type="float">
            <text:p>0.9042</text:p>
          </table:table-cell>
          <table:table-cell office:value-type="float" office:value="0.0191583409" calcext:value-type="float">
            <text:p>0.019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8</text:p>
          </table:table-cell>
          <table:table-cell office:value-type="float" office:value="0.8904147832" calcext:value-type="float">
            <text:p>0.8904</text:p>
          </table:table-cell>
          <table:table-cell office:value-type="float" office:value="0.0204953875" calcext:value-type="float">
            <text:p>0.020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459008353" calcext:value-type="float">
            <text:p>0.8459</text:p>
          </table:table-cell>
          <table:table-cell office:value-type="float" office:value="0.0285380995" calcext:value-type="float">
            <text:p>0.028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570543287" calcext:value-type="float">
            <text:p>0.8571</text:p>
          </table:table-cell>
          <table:table-cell office:value-type="float" office:value="0.0369644165" calcext:value-type="float">
            <text:p>0.0370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7609445023" calcext:value-type="float">
            <text:p>0.7609</text:p>
          </table:table-cell>
          <table:table-cell office:value-type="float" office:value="0.0369333823" calcext:value-type="float">
            <text:p>0.036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59</text:p>
          </table:table-cell>
          <table:table-cell office:value-type="float" office:value="0.5888983364" calcext:value-type="float">
            <text:p>0.5889</text:p>
          </table:table-cell>
          <table:table-cell office:value-type="float" office:value="0.0700487211" calcext:value-type="float">
            <text:p>0.0700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5781990319" calcext:value-type="float">
            <text:p>0.5782</text:p>
          </table:table-cell>
          <table:table-cell office:value-type="float" office:value="0.073351629" calcext:value-type="float">
            <text:p>0.0734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6451703577" calcext:value-type="float">
            <text:p>0.6452</text:p>
          </table:table-cell>
          <table:table-cell office:value-type="float" office:value="0.0857606072" calcext:value-type="float">
            <text:p>0.0858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6042149781" calcext:value-type="float">
            <text:p>0.6042</text:p>
          </table:table-cell>
          <table:table-cell office:value-type="float" office:value="0.0763387487" calcext:value-type="float">
            <text:p>0.076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0</text:p>
          </table:table-cell>
          <table:table-cell office:value-type="float" office:value="0.8049013656" calcext:value-type="float">
            <text:p>0.8049</text:p>
          </table:table-cell>
          <table:table-cell office:value-type="float" office:value="0.0991012586" calcext:value-type="float">
            <text:p>0.0991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4728184473" calcext:value-type="float">
            <text:p>0.4728</text:p>
          </table:table-cell>
          <table:table-cell office:value-type="float" office:value="0.0728809245" calcext:value-type="float">
            <text:p>0.0729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5408241615" calcext:value-type="float">
            <text:p>0.5408</text:p>
          </table:table-cell>
          <table:table-cell office:value-type="float" office:value="0.0847366487" calcext:value-type="float">
            <text:p>0.0847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4829874308" calcext:value-type="float">
            <text:p>0.4830</text:p>
          </table:table-cell>
          <table:table-cell office:value-type="float" office:value="0.0699391188" calcext:value-type="float">
            <text:p>0.06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1</text:p>
          </table:table-cell>
          <table:table-cell office:value-type="float" office:value="0.7787004857" calcext:value-type="float">
            <text:p>0.7787</text:p>
          </table:table-cell>
          <table:table-cell office:value-type="float" office:value="0.0189554057" calcext:value-type="float">
            <text:p>0.0190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6921080188" calcext:value-type="float">
            <text:p>0.6921</text:p>
          </table:table-cell>
          <table:table-cell office:value-type="float" office:value="0.0572572667" calcext:value-type="float">
            <text:p>0.0573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6497486709" calcext:value-type="float">
            <text:p>0.6497</text:p>
          </table:table-cell>
          <table:table-cell office:value-type="float" office:value="0.0078740319" calcext:value-type="float">
            <text:p>0.0079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728878455" calcext:value-type="float">
            <text:p>0.7289</text:p>
          </table:table-cell>
          <table:table-cell office:value-type="float" office:value="0.055194888" calcext:value-type="float">
            <text:p>0.055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2</text:p>
          </table:table-cell>
          <table:table-cell office:value-type="float" office:value="0.8111572667" calcext:value-type="float">
            <text:p>0.8112</text:p>
          </table:table-cell>
          <table:table-cell office:value-type="float" office:value="0.1365326532" calcext:value-type="float">
            <text:p>0.1365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6278101845" calcext:value-type="float">
            <text:p>0.6278</text:p>
          </table:table-cell>
          <table:table-cell office:value-type="float" office:value="0.1312679318" calcext:value-type="float">
            <text:p>0.1313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6964348142" calcext:value-type="float">
            <text:p>0.6964</text:p>
          </table:table-cell>
          <table:table-cell office:value-type="float" office:value="0.148609991" calcext:value-type="float">
            <text:p>0.1486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6449280027" calcext:value-type="float">
            <text:p>0.6449</text:p>
          </table:table-cell>
          <table:table-cell office:value-type="float" office:value="0.1317623137" calcext:value-type="float">
            <text:p>0.131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3</text:p>
          </table:table-cell>
          <table:table-cell office:value-type="float" office:value="0.8306422716" calcext:value-type="float">
            <text:p>0.8306</text:p>
          </table:table-cell>
          <table:table-cell office:value-type="float" office:value="0.0440491107" calcext:value-type="float">
            <text:p>0.0440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8714268859" calcext:value-type="float">
            <text:p>0.8714</text:p>
          </table:table-cell>
          <table:table-cell office:value-type="float" office:value="0.0681280953" calcext:value-type="float">
            <text:p>0.0681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5750863755" calcext:value-type="float">
            <text:p>0.5751</text:p>
          </table:table-cell>
          <table:table-cell office:value-type="float" office:value="0.0261328661" calcext:value-type="float">
            <text:p>0.0261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7437762458" calcext:value-type="float">
            <text:p>0.7438</text:p>
          </table:table-cell>
          <table:table-cell office:value-type="float" office:value="0.0413442541" calcext:value-type="float">
            <text:p>0.041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4</text:p>
          </table:table-cell>
          <table:table-cell office:value-type="float" office:value="0.8054624736" calcext:value-type="float">
            <text:p>0.8055</text:p>
          </table:table-cell>
          <table:table-cell office:value-type="float" office:value="0.0681526485" calcext:value-type="float">
            <text:p>0.0682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58117743" calcext:value-type="float">
            <text:p>0.6581</text:p>
          </table:table-cell>
          <table:table-cell office:value-type="float" office:value="0.1235482605" calcext:value-type="float">
            <text:p>0.1235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8126364149" calcext:value-type="float">
            <text:p>0.8126</text:p>
          </table:table-cell>
          <table:table-cell office:value-type="float" office:value="0.0547447141" calcext:value-type="float">
            <text:p>0.0547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599175747" calcext:value-type="float">
            <text:p>0.6599</text:p>
          </table:table-cell>
          <table:table-cell office:value-type="float" office:value="0.0957865402" calcext:value-type="float">
            <text:p>0.095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6</text:p>
          </table:table-cell>
          <table:table-cell office:value-type="float" office:value="0.8812167968" calcext:value-type="float">
            <text:p>0.8812</text:p>
          </table:table-cell>
          <table:table-cell office:value-type="float" office:value="0.0583270391" calcext:value-type="float">
            <text:p>0.0583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8441961418" calcext:value-type="float">
            <text:p>0.8442</text:p>
          </table:table-cell>
          <table:table-cell office:value-type="float" office:value="0.0781724177" calcext:value-type="float">
            <text:p>0.0782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8337300917" calcext:value-type="float">
            <text:p>0.8337</text:p>
          </table:table-cell>
          <table:table-cell office:value-type="float" office:value="0.040313392" calcext:value-type="float">
            <text:p>0.0403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8112128204" calcext:value-type="float">
            <text:p>0.8112</text:p>
          </table:table-cell>
          <table:table-cell office:value-type="float" office:value="0.0414358242" calcext:value-type="float">
            <text:p>0.04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7</text:p>
          </table:table-cell>
          <table:table-cell office:value-type="float" office:value="0.8143989665" calcext:value-type="float">
            <text:p>0.8144</text:p>
          </table:table-cell>
          <table:table-cell office:value-type="float" office:value="0.0941671976" calcext:value-type="float">
            <text:p>0.0942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4076025438" calcext:value-type="float">
            <text:p>0.4076</text:p>
          </table:table-cell>
          <table:table-cell office:value-type="float" office:value="0.1182643" calcext:value-type="float">
            <text:p>0.1183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6143639512" calcext:value-type="float">
            <text:p>0.6144</text:p>
          </table:table-cell>
          <table:table-cell office:value-type="float" office:value="0.1213901401" calcext:value-type="float">
            <text:p>0.1214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4872368059" calcext:value-type="float">
            <text:p>0.4872</text:p>
          </table:table-cell>
          <table:table-cell office:value-type="float" office:value="0.1103984643" calcext:value-type="float">
            <text:p>0.110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8</text:p>
          </table:table-cell>
          <table:table-cell office:value-type="float" office:value="0.7931545918" calcext:value-type="float">
            <text:p>0.7932</text:p>
          </table:table-cell>
          <table:table-cell office:value-type="float" office:value="0.1131276236" calcext:value-type="float">
            <text:p>0.113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425353937" calcext:value-type="float">
            <text:p>0.4254</text:p>
          </table:table-cell>
          <table:table-cell office:value-type="float" office:value="0.1000378132" calcext:value-type="float">
            <text:p>0.1000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161422855" calcext:value-type="float">
            <text:p>0.5161</text:p>
          </table:table-cell>
          <table:table-cell office:value-type="float" office:value="0.1391810282" calcext:value-type="float">
            <text:p>0.1392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490138471" calcext:value-type="float">
            <text:p>0.5490</text:p>
          </table:table-cell>
          <table:table-cell office:value-type="float" office:value="0.116246367" calcext:value-type="float">
            <text:p>0.11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69</text:p>
          </table:table-cell>
          <table:table-cell office:value-type="float" office:value="0.9794259349" calcext:value-type="float">
            <text:p>0.9794</text:p>
          </table:table-cell>
          <table:table-cell office:value-type="float" office:value="0.0187254264" calcext:value-type="float">
            <text:p>0.0187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906439399" calcext:value-type="float">
            <text:p>0.7906</text:p>
          </table:table-cell>
          <table:table-cell office:value-type="float" office:value="0.0165021565" calcext:value-type="float">
            <text:p>0.0165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6696719211" calcext:value-type="float">
            <text:p>0.6697</text:p>
          </table:table-cell>
          <table:table-cell office:value-type="float" office:value="0.011762737" calcext:value-type="float">
            <text:p>0.0118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14687161" calcext:value-type="float">
            <text:p>0.7147</text:p>
          </table:table-cell>
          <table:table-cell office:value-type="float" office:value="0.0145127328" calcext:value-type="float">
            <text:p>0.014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0</text:p>
          </table:table-cell>
          <table:table-cell office:value-type="float" office:value="0.9240982519" calcext:value-type="float">
            <text:p>0.9241</text:p>
          </table:table-cell>
          <table:table-cell office:value-type="float" office:value="0.0349633701" calcext:value-type="float">
            <text:p>0.0350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419101831" calcext:value-type="float">
            <text:p>0.8419</text:p>
          </table:table-cell>
          <table:table-cell office:value-type="float" office:value="0.0419124334" calcext:value-type="float">
            <text:p>0.041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825434721" calcext:value-type="float">
            <text:p>0.8825</text:p>
          </table:table-cell>
          <table:table-cell office:value-type="float" office:value="0.0528083866" calcext:value-type="float">
            <text:p>0.0528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453202813" calcext:value-type="float">
            <text:p>0.8453</text:p>
          </table:table-cell>
          <table:table-cell office:value-type="float" office:value="0.047526274" calcext:value-type="float">
            <text:p>0.04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1</text:p>
          </table:table-cell>
          <table:table-cell office:value-type="float" office:value="0.8932862939" calcext:value-type="float">
            <text:p>0.8933</text:p>
          </table:table-cell>
          <table:table-cell office:value-type="float" office:value="0.0688695192" calcext:value-type="float">
            <text:p>0.0689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2855067522" calcext:value-type="float">
            <text:p>0.2855</text:p>
          </table:table-cell>
          <table:table-cell office:value-type="float" office:value="0.0763755145" calcext:value-type="float">
            <text:p>0.0764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5203323759" calcext:value-type="float">
            <text:p>0.5203</text:p>
          </table:table-cell>
          <table:table-cell office:value-type="float" office:value="0.0716878785" calcext:value-type="float">
            <text:p>0.0717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3648481335" calcext:value-type="float">
            <text:p>0.3648</text:p>
          </table:table-cell>
          <table:table-cell office:value-type="float" office:value="0.1129665092" calcext:value-type="float">
            <text:p>0.113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2</text:p>
          </table:table-cell>
          <table:table-cell office:value-type="float" office:value="0.9658882746" calcext:value-type="float">
            <text:p>0.9659</text:p>
          </table:table-cell>
          <table:table-cell office:value-type="float" office:value="0.0202526154" calcext:value-type="float">
            <text:p>0.0203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214589725" calcext:value-type="float">
            <text:p>0.9215</text:p>
          </table:table-cell>
          <table:table-cell office:value-type="float" office:value="0.0207162997" calcext:value-type="float">
            <text:p>0.0207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482365927" calcext:value-type="float">
            <text:p>0.9482</text:p>
          </table:table-cell>
          <table:table-cell office:value-type="float" office:value="0.020583227" calcext:value-type="float">
            <text:p>0.0206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636400315" calcext:value-type="float">
            <text:p>0.9636</text:p>
          </table:table-cell>
          <table:table-cell office:value-type="float" office:value="0.017863717" calcext:value-type="float">
            <text:p>0.017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3</text:p>
          </table:table-cell>
          <table:table-cell office:value-type="float" office:value="0.9618406984" calcext:value-type="float">
            <text:p>0.9618</text:p>
          </table:table-cell>
          <table:table-cell office:value-type="float" office:value="0.0338703831" calcext:value-type="float">
            <text:p>0.0339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633013272" calcext:value-type="float">
            <text:p>0.9633</text:p>
          </table:table-cell>
          <table:table-cell office:value-type="float" office:value="0.0342295026" calcext:value-type="float">
            <text:p>0.0342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8685933764" calcext:value-type="float">
            <text:p>0.8686</text:p>
          </table:table-cell>
          <table:table-cell office:value-type="float" office:value="0.0781506875" calcext:value-type="float">
            <text:p>0.0782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636183501" calcext:value-type="float">
            <text:p>0.9636</text:p>
          </table:table-cell>
          <table:table-cell office:value-type="float" office:value="0.0338657075" calcext:value-type="float">
            <text:p>0.033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4</text:p>
          </table:table-cell>
          <table:table-cell office:value-type="float" office:value="0.8785446228" calcext:value-type="float">
            <text:p>0.8785</text:p>
          </table:table-cell>
          <table:table-cell office:value-type="float" office:value="0.0542335682" calcext:value-type="float">
            <text:p>0.0542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465829184" calcext:value-type="float">
            <text:p>0.6466</text:p>
          </table:table-cell>
          <table:table-cell office:value-type="float" office:value="0.0471988541" calcext:value-type="float">
            <text:p>0.0472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336107454" calcext:value-type="float">
            <text:p>0.6336</text:p>
          </table:table-cell>
          <table:table-cell office:value-type="float" office:value="0.0504324961" calcext:value-type="float">
            <text:p>0.0504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8691002147" calcext:value-type="float">
            <text:p>0.8691</text:p>
          </table:table-cell>
          <table:table-cell office:value-type="float" office:value="0.0485634126" calcext:value-type="float">
            <text:p>0.048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5</text:p>
          </table:table-cell>
          <table:table-cell office:value-type="float" office:value="0.7799541566" calcext:value-type="float">
            <text:p>0.7800</text:p>
          </table:table-cell>
          <table:table-cell office:value-type="float" office:value="0.1774007732" calcext:value-type="float">
            <text:p>0.1774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4359155025" calcext:value-type="float">
            <text:p>0.4359</text:p>
          </table:table-cell>
          <table:table-cell office:value-type="float" office:value="0.1346533598" calcext:value-type="float">
            <text:p>0.1347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49062135" calcext:value-type="float">
            <text:p>0.5491</text:p>
          </table:table-cell>
          <table:table-cell office:value-type="float" office:value="0.1076922888" calcext:value-type="float">
            <text:p>0.1077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584114554" calcext:value-type="float">
            <text:p>0.5584</text:p>
          </table:table-cell>
          <table:table-cell office:value-type="float" office:value="0.1364803423" calcext:value-type="float">
            <text:p>0.136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6</text:p>
          </table:table-cell>
          <table:table-cell office:value-type="float" office:value="0.9924401523" calcext:value-type="float">
            <text:p>0.9924</text:p>
          </table:table-cell>
          <table:table-cell office:value-type="float" office:value="0.0086257489" calcext:value-type="float">
            <text:p>0.0086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8597591401" calcext:value-type="float">
            <text:p>0.8598</text:p>
          </table:table-cell>
          <table:table-cell office:value-type="float" office:value="0.010957611" calcext:value-type="float">
            <text:p>0.0110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9523055993" calcext:value-type="float">
            <text:p>0.9523</text:p>
          </table:table-cell>
          <table:table-cell office:value-type="float" office:value="0.0083250061" calcext:value-type="float">
            <text:p>0.0083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972615481" calcext:value-type="float">
            <text:p>0.9726</text:p>
          </table:table-cell>
          <table:table-cell office:value-type="float" office:value="0.0081394039" calcext:value-type="float">
            <text:p>0.008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077</text:p>
          </table:table-cell>
          <table:table-cell office:value-type="float" office:value="0.7897253234" calcext:value-type="float">
            <text:p>0.7897</text:p>
          </table:table-cell>
          <table:table-cell office:value-type="float" office:value="0.0823669075" calcext:value-type="float">
            <text:p>0.0824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5866980417" calcext:value-type="float">
            <text:p>0.5867</text:p>
          </table:table-cell>
          <table:table-cell office:value-type="float" office:value="0.055771411" calcext:value-type="float">
            <text:p>0.0558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7187261679" calcext:value-type="float">
            <text:p>0.7187</text:p>
          </table:table-cell>
          <table:table-cell office:value-type="float" office:value="0.0632652095" calcext:value-type="float">
            <text:p>0.0633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64376056" calcext:value-type="float">
            <text:p>0.6438</text:p>
          </table:table-cell>
          <table:table-cell office:value-type="float" office:value="0.0603226818" calcext:value-type="float">
            <text:p>0.06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8</text:p>
          </table:table-cell>
          <table:table-cell office:value-type="float" office:value="0.8173129797" calcext:value-type="float">
            <text:p>0.8173</text:p>
          </table:table-cell>
          <table:table-cell office:value-type="float" office:value="0.1102178362" calcext:value-type="float">
            <text:p>0.1102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5617672196" calcext:value-type="float">
            <text:p>0.5618</text:p>
          </table:table-cell>
          <table:table-cell office:value-type="float" office:value="0.0840551882" calcext:value-type="float">
            <text:p>0.0841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4717273433" calcext:value-type="float">
            <text:p>0.4717</text:p>
          </table:table-cell>
          <table:table-cell office:value-type="float" office:value="0.0640917029" calcext:value-type="float">
            <text:p>0.0641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5585282703" calcext:value-type="float">
            <text:p>0.5585</text:p>
          </table:table-cell>
          <table:table-cell office:value-type="float" office:value="0.0837502563" calcext:value-type="float">
            <text:p>0.08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79</text:p>
          </table:table-cell>
          <table:table-cell office:value-type="float" office:value="0.9598813614" calcext:value-type="float">
            <text:p>0.9599</text:p>
          </table:table-cell>
          <table:table-cell office:value-type="float" office:value="0.0216749074" calcext:value-type="float">
            <text:p>0.0217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828105837" calcext:value-type="float">
            <text:p>0.5828</text:p>
          </table:table-cell>
          <table:table-cell office:value-type="float" office:value="0.0274404367" calcext:value-type="float">
            <text:p>0.0274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663095406" calcext:value-type="float">
            <text:p>0.5663</text:p>
          </table:table-cell>
          <table:table-cell office:value-type="float" office:value="0.0129031645" calcext:value-type="float">
            <text:p>0.0129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305936735" calcext:value-type="float">
            <text:p>0.5306</text:p>
          </table:table-cell>
          <table:table-cell office:value-type="float" office:value="0.0179778446" calcext:value-type="float">
            <text:p>0.0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0</text:p>
          </table:table-cell>
          <table:table-cell office:value-type="float" office:value="0.6135404649" calcext:value-type="float">
            <text:p>0.6135</text:p>
          </table:table-cell>
          <table:table-cell office:value-type="float" office:value="0.0552494969" calcext:value-type="float">
            <text:p>0.0552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5308680595" calcext:value-type="float">
            <text:p>0.5309</text:p>
          </table:table-cell>
          <table:table-cell office:value-type="float" office:value="0.1035217843" calcext:value-type="float">
            <text:p>0.1035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4879551556" calcext:value-type="float">
            <text:p>0.4880</text:p>
          </table:table-cell>
          <table:table-cell office:value-type="float" office:value="0.06166882" calcext:value-type="float">
            <text:p>0.0617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5448877131" calcext:value-type="float">
            <text:p>0.5449</text:p>
          </table:table-cell>
          <table:table-cell office:value-type="float" office:value="0.0861973546" calcext:value-type="float">
            <text:p>0.08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1</text:p>
          </table:table-cell>
          <table:table-cell office:value-type="float" office:value="0.6364340294" calcext:value-type="float">
            <text:p>0.6364</text:p>
          </table:table-cell>
          <table:table-cell office:value-type="float" office:value="0.2116375768" calcext:value-type="float">
            <text:p>0.2116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3752584908" calcext:value-type="float">
            <text:p>0.3753</text:p>
          </table:table-cell>
          <table:table-cell office:value-type="float" office:value="0.2233344876" calcext:value-type="float">
            <text:p>0.2233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5358605734" calcext:value-type="float">
            <text:p>0.5359</text:p>
          </table:table-cell>
          <table:table-cell office:value-type="float" office:value="0.1009333999" calcext:value-type="float">
            <text:p>0.1009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3588174879" calcext:value-type="float">
            <text:p>0.3588</text:p>
          </table:table-cell>
          <table:table-cell office:value-type="float" office:value="0.218930691" calcext:value-type="float">
            <text:p>0.218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2</text:p>
          </table:table-cell>
          <table:table-cell office:value-type="float" office:value="0.8738221453" calcext:value-type="float">
            <text:p>0.8738</text:p>
          </table:table-cell>
          <table:table-cell office:value-type="float" office:value="0.0766601178" calcext:value-type="float">
            <text:p>0.0767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752332366" calcext:value-type="float">
            <text:p>0.7752</text:p>
          </table:table-cell>
          <table:table-cell office:value-type="float" office:value="0.0896488205" calcext:value-type="float">
            <text:p>0.0896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946170206" calcext:value-type="float">
            <text:p>0.7946</text:p>
          </table:table-cell>
          <table:table-cell office:value-type="float" office:value="0.0887308159" calcext:value-type="float">
            <text:p>0.0887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682358716" calcext:value-type="float">
            <text:p>0.7682</text:p>
          </table:table-cell>
          <table:table-cell office:value-type="float" office:value="0.0752790915" calcext:value-type="float">
            <text:p>0.075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3</text:p>
          </table:table-cell>
          <table:table-cell office:value-type="float" office:value="0.8534891934" calcext:value-type="float">
            <text:p>0.8535</text:p>
          </table:table-cell>
          <table:table-cell office:value-type="float" office:value="0.0687022101" calcext:value-type="float">
            <text:p>0.0687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245585088" calcext:value-type="float">
            <text:p>0.7246</text:p>
          </table:table-cell>
          <table:table-cell office:value-type="float" office:value="0.0489163418" calcext:value-type="float">
            <text:p>0.0489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454160447" calcext:value-type="float">
            <text:p>0.7454</text:p>
          </table:table-cell>
          <table:table-cell office:value-type="float" office:value="0.077784353" calcext:value-type="float">
            <text:p>0.0778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165057333" calcext:value-type="float">
            <text:p>0.7165</text:p>
          </table:table-cell>
          <table:table-cell office:value-type="float" office:value="0.054075398" calcext:value-type="float">
            <text:p>0.054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4</text:p>
          </table:table-cell>
          <table:table-cell office:value-type="float" office:value="0.7280123239" calcext:value-type="float">
            <text:p>0.7280</text:p>
          </table:table-cell>
          <table:table-cell office:value-type="float" office:value="0.1823391535" calcext:value-type="float">
            <text:p>0.1823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4832050495" calcext:value-type="float">
            <text:p>0.4832</text:p>
          </table:table-cell>
          <table:table-cell office:value-type="float" office:value="0.07959138" calcext:value-type="float">
            <text:p>0.0796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5574738838" calcext:value-type="float">
            <text:p>0.5575</text:p>
          </table:table-cell>
          <table:table-cell office:value-type="float" office:value="0.1620387231" calcext:value-type="float">
            <text:p>0.1620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4355711966" calcext:value-type="float">
            <text:p>0.4356</text:p>
          </table:table-cell>
          <table:table-cell office:value-type="float" office:value="0.0908785065" calcext:value-type="float">
            <text:p>0.09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6</text:p>
          </table:table-cell>
          <table:table-cell office:value-type="float" office:value="0.7888063708" calcext:value-type="float">
            <text:p>0.7888</text:p>
          </table:table-cell>
          <table:table-cell office:value-type="float" office:value="0.1093237865" calcext:value-type="float">
            <text:p>0.1093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7311135568" calcext:value-type="float">
            <text:p>0.7311</text:p>
          </table:table-cell>
          <table:table-cell office:value-type="float" office:value="0.0789217834" calcext:value-type="float">
            <text:p>0.0789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715697707" calcext:value-type="float">
            <text:p>0.2716</text:p>
          </table:table-cell>
          <table:table-cell office:value-type="float" office:value="0.0521107505" calcext:value-type="float">
            <text:p>0.0521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7392153713" calcext:value-type="float">
            <text:p>0.7392</text:p>
          </table:table-cell>
          <table:table-cell office:value-type="float" office:value="0.1019581833" calcext:value-type="float">
            <text:p>0.10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7</text:p>
          </table:table-cell>
          <table:table-cell office:value-type="float" office:value="0.9759696406" calcext:value-type="float">
            <text:p>0.9760</text:p>
          </table:table-cell>
          <table:table-cell office:value-type="float" office:value="0.0381432851" calcext:value-type="float">
            <text:p>0.0381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71726437" calcext:value-type="float">
            <text:p>0.7173</text:p>
          </table:table-cell>
          <table:table-cell office:value-type="float" office:value="0.0244686203" calcext:value-type="float">
            <text:p>0.0245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734779943" calcext:value-type="float">
            <text:p>0.7348</text:p>
          </table:table-cell>
          <table:table-cell office:value-type="float" office:value="0.0493918095" calcext:value-type="float">
            <text:p>0.0494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6368265151" calcext:value-type="float">
            <text:p>0.6368</text:p>
          </table:table-cell>
          <table:table-cell office:value-type="float" office:value="0.0157332199" calcext:value-type="float">
            <text:p>0.01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8</text:p>
          </table:table-cell>
          <table:table-cell office:value-type="float" office:value="0.8271992372" calcext:value-type="float">
            <text:p>0.8272</text:p>
          </table:table-cell>
          <table:table-cell office:value-type="float" office:value="0.1405925399" calcext:value-type="float">
            <text:p>0.1406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6055651008" calcext:value-type="float">
            <text:p>0.6056</text:p>
          </table:table-cell>
          <table:table-cell office:value-type="float" office:value="0.1241585117" calcext:value-type="float">
            <text:p>0.1242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3023739219" calcext:value-type="float">
            <text:p>0.3024</text:p>
          </table:table-cell>
          <table:table-cell office:value-type="float" office:value="0.2216590092" calcext:value-type="float">
            <text:p>0.2217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6579348758" calcext:value-type="float">
            <text:p>0.6579</text:p>
          </table:table-cell>
          <table:table-cell office:value-type="float" office:value="0.1219565231" calcext:value-type="float">
            <text:p>0.12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89</text:p>
          </table:table-cell>
          <table:table-cell office:value-type="float" office:value="0.7810149038" calcext:value-type="float">
            <text:p>0.7810</text:p>
          </table:table-cell>
          <table:table-cell office:value-type="float" office:value="0.0328154043" calcext:value-type="float">
            <text:p>0.0328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457711775" calcext:value-type="float">
            <text:p>0.8458</text:p>
          </table:table-cell>
          <table:table-cell office:value-type="float" office:value="0.0260531566" calcext:value-type="float">
            <text:p>0.0261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126741097" calcext:value-type="float">
            <text:p>0.8127</text:p>
          </table:table-cell>
          <table:table-cell office:value-type="float" office:value="0.0339778673" calcext:value-type="float">
            <text:p>0.0340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326129375" calcext:value-type="float">
            <text:p>0.8326</text:p>
          </table:table-cell>
          <table:table-cell office:value-type="float" office:value="0.0232821915" calcext:value-type="float">
            <text:p>0.023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0</text:p>
          </table:table-cell>
          <table:table-cell office:value-type="float" office:value="0.847506265" calcext:value-type="float">
            <text:p>0.8475</text:p>
          </table:table-cell>
          <table:table-cell office:value-type="float" office:value="0.0860986215" calcext:value-type="float">
            <text:p>0.0861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8041140617" calcext:value-type="float">
            <text:p>0.8041</text:p>
          </table:table-cell>
          <table:table-cell office:value-type="float" office:value="0.0637286486" calcext:value-type="float">
            <text:p>0.0637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895157626" calcext:value-type="float">
            <text:p>0.7895</text:p>
          </table:table-cell>
          <table:table-cell office:value-type="float" office:value="0.0667174262" calcext:value-type="float">
            <text:p>0.0667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477634829" calcext:value-type="float">
            <text:p>0.7478</text:p>
          </table:table-cell>
          <table:table-cell office:value-type="float" office:value="0.0705045994" calcext:value-type="float">
            <text:p>0.070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1</text:p>
          </table:table-cell>
          <table:table-cell office:value-type="float" office:value="0.8411802255" calcext:value-type="float">
            <text:p>0.8412</text:p>
          </table:table-cell>
          <table:table-cell office:value-type="float" office:value="0.0729664476" calcext:value-type="float">
            <text:p>0.0730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7075227228" calcext:value-type="float">
            <text:p>0.7075</text:p>
          </table:table-cell>
          <table:table-cell office:value-type="float" office:value="0.072738178" calcext:value-type="float">
            <text:p>0.0727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4973066259" calcext:value-type="float">
            <text:p>0.4973</text:p>
          </table:table-cell>
          <table:table-cell office:value-type="float" office:value="0.0622058634" calcext:value-type="float">
            <text:p>0.0622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7223717393" calcext:value-type="float">
            <text:p>0.7224</text:p>
          </table:table-cell>
          <table:table-cell office:value-type="float" office:value="0.0727681413" calcext:value-type="float">
            <text:p>0.07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2</text:p>
          </table:table-cell>
          <table:table-cell office:value-type="float" office:value="0.9594504135" calcext:value-type="float">
            <text:p>0.9595</text:p>
          </table:table-cell>
          <table:table-cell office:value-type="float" office:value="0.0164071265" calcext:value-type="float">
            <text:p>0.0164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048820054" calcext:value-type="float">
            <text:p>0.7049</text:p>
          </table:table-cell>
          <table:table-cell office:value-type="float" office:value="0.0159607631" calcext:value-type="float">
            <text:p>0.0160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8188048295" calcext:value-type="float">
            <text:p>0.8188</text:p>
          </table:table-cell>
          <table:table-cell office:value-type="float" office:value="0.0140765196" calcext:value-type="float">
            <text:p>0.0141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600727655" calcext:value-type="float">
            <text:p>0.7601</text:p>
          </table:table-cell>
          <table:table-cell office:value-type="float" office:value="0.0099250673" calcext:value-type="float">
            <text:p>0.00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3</text:p>
          </table:table-cell>
          <table:table-cell office:value-type="float" office:value="0.7781256866" calcext:value-type="float">
            <text:p>0.7781</text:p>
          </table:table-cell>
          <table:table-cell office:value-type="float" office:value="0.0175017296" calcext:value-type="float">
            <text:p>0.0175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6373949798" calcext:value-type="float">
            <text:p>0.6374</text:p>
          </table:table-cell>
          <table:table-cell office:value-type="float" office:value="0.0139057557" calcext:value-type="float">
            <text:p>0.0139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5306467817" calcext:value-type="float">
            <text:p>0.5306</text:p>
          </table:table-cell>
          <table:table-cell office:value-type="float" office:value="0.0067953657" calcext:value-type="float">
            <text:p>0.0068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5980417192" calcext:value-type="float">
            <text:p>0.5980</text:p>
          </table:table-cell>
          <table:table-cell office:value-type="float" office:value="0.0088600071" calcext:value-type="float">
            <text:p>0.008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4</text:p>
          </table:table-cell>
          <table:table-cell office:value-type="float" office:value="0.8973433473" calcext:value-type="float">
            <text:p>0.8973</text:p>
          </table:table-cell>
          <table:table-cell office:value-type="float" office:value="0.0384089674" calcext:value-type="float">
            <text:p>0.0384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6913262755" calcext:value-type="float">
            <text:p>0.6913</text:p>
          </table:table-cell>
          <table:table-cell office:value-type="float" office:value="0.0529646434" calcext:value-type="float">
            <text:p>0.0530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7705094399" calcext:value-type="float">
            <text:p>0.7705</text:p>
          </table:table-cell>
          <table:table-cell office:value-type="float" office:value="0.0310568145" calcext:value-type="float">
            <text:p>0.0311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7783079645" calcext:value-type="float">
            <text:p>0.7783</text:p>
          </table:table-cell>
          <table:table-cell office:value-type="float" office:value="0.0554811395" calcext:value-type="float">
            <text:p>0.055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5</text:p>
          </table:table-cell>
          <table:table-cell office:value-type="float" office:value="0.8112320493" calcext:value-type="float">
            <text:p>0.8112</text:p>
          </table:table-cell>
          <table:table-cell office:value-type="float" office:value="0.0824713495" calcext:value-type="float">
            <text:p>0.0825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6570896888" calcext:value-type="float">
            <text:p>0.6571</text:p>
          </table:table-cell>
          <table:table-cell office:value-type="float" office:value="0.090090344" calcext:value-type="float">
            <text:p>0.0901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8212562469" calcext:value-type="float">
            <text:p>0.8213</text:p>
          </table:table-cell>
          <table:table-cell office:value-type="float" office:value="0.0608812116" calcext:value-type="float">
            <text:p>0.0609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6977124103" calcext:value-type="float">
            <text:p>0.6977</text:p>
          </table:table-cell>
          <table:table-cell office:value-type="float" office:value="0.0856920186" calcext:value-type="float">
            <text:p>0.08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6</text:p>
          </table:table-cell>
          <table:table-cell office:value-type="float" office:value="0.9126037004" calcext:value-type="float">
            <text:p>0.9126</text:p>
          </table:table-cell>
          <table:table-cell office:value-type="float" office:value="0.0500704133" calcext:value-type="float">
            <text:p>0.0501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8929820981" calcext:value-type="float">
            <text:p>0.8930</text:p>
          </table:table-cell>
          <table:table-cell office:value-type="float" office:value="0.0570035615" calcext:value-type="float">
            <text:p>0.0570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7130528214" calcext:value-type="float">
            <text:p>0.7131</text:p>
          </table:table-cell>
          <table:table-cell office:value-type="float" office:value="0.0176542265" calcext:value-type="float">
            <text:p>0.0177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8904581541" calcext:value-type="float">
            <text:p>0.8905</text:p>
          </table:table-cell>
          <table:table-cell office:value-type="float" office:value="0.0582765456" calcext:value-type="float">
            <text:p>0.058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7</text:p>
          </table:table-cell>
          <table:table-cell office:value-type="float" office:value="0.7686685052" calcext:value-type="float">
            <text:p>0.7687</text:p>
          </table:table-cell>
          <table:table-cell office:value-type="float" office:value="0.1099515965" calcext:value-type="float">
            <text:p>0.1100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477028942" calcext:value-type="float">
            <text:p>0.7477</text:p>
          </table:table-cell>
          <table:table-cell office:value-type="float" office:value="0.0951380773" calcext:value-type="float">
            <text:p>0.0951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5810039693" calcext:value-type="float">
            <text:p>0.5810</text:p>
          </table:table-cell>
          <table:table-cell office:value-type="float" office:value="0.0642843096" calcext:value-type="float">
            <text:p>0.0643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768122364" calcext:value-type="float">
            <text:p>0.7768</text:p>
          </table:table-cell>
          <table:table-cell office:value-type="float" office:value="0.0935284495" calcext:value-type="float">
            <text:p>0.093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8</text:p>
          </table:table-cell>
          <table:table-cell office:value-type="float" office:value="0.6476993674" calcext:value-type="float">
            <text:p>0.6477</text:p>
          </table:table-cell>
          <table:table-cell office:value-type="float" office:value="0.2088607568" calcext:value-type="float">
            <text:p>0.2089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3805221488" calcext:value-type="float">
            <text:p>0.3805</text:p>
          </table:table-cell>
          <table:table-cell office:value-type="float" office:value="0.1886443184" calcext:value-type="float">
            <text:p>0.1886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3839895309" calcext:value-type="float">
            <text:p>0.3840</text:p>
          </table:table-cell>
          <table:table-cell office:value-type="float" office:value="0.1852075075" calcext:value-type="float">
            <text:p>0.1852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4700522488" calcext:value-type="float">
            <text:p>0.4701</text:p>
          </table:table-cell>
          <table:table-cell office:value-type="float" office:value="0.1961081961" calcext:value-type="float">
            <text:p>0.19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099</text:p>
          </table:table-cell>
          <table:table-cell office:value-type="float" office:value="0.8336171537" calcext:value-type="float">
            <text:p>0.8336</text:p>
          </table:table-cell>
          <table:table-cell office:value-type="float" office:value="0.1391725228" calcext:value-type="float">
            <text:p>0.1392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5176156099" calcext:value-type="float">
            <text:p>0.5176</text:p>
          </table:table-cell>
          <table:table-cell office:value-type="float" office:value="0.0668240357" calcext:value-type="float">
            <text:p>0.0668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4433076818" calcext:value-type="float">
            <text:p>0.4433</text:p>
          </table:table-cell>
          <table:table-cell office:value-type="float" office:value="0.066568936" calcext:value-type="float">
            <text:p>0.0666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5208949493" calcext:value-type="float">
            <text:p>0.5209</text:p>
          </table:table-cell>
          <table:table-cell office:value-type="float" office:value="0.0647326382" calcext:value-type="float">
            <text:p>0.064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0</text:p>
          </table:table-cell>
          <table:table-cell office:value-type="float" office:value="0.9655143795" calcext:value-type="float">
            <text:p>0.9655</text:p>
          </table:table-cell>
          <table:table-cell office:value-type="float" office:value="0.0351263129" calcext:value-type="float">
            <text:p>0.0351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606302261" calcext:value-type="float">
            <text:p>0.9606</text:p>
          </table:table-cell>
          <table:table-cell office:value-type="float" office:value="0.0326566157" calcext:value-type="float">
            <text:p>0.0327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7200380512" calcext:value-type="float">
            <text:p>0.7200</text:p>
          </table:table-cell>
          <table:table-cell office:value-type="float" office:value="0.0774863182" calcext:value-type="float">
            <text:p>0.0775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592904393" calcext:value-type="float">
            <text:p>0.9593</text:p>
          </table:table-cell>
          <table:table-cell office:value-type="float" office:value="0.0320710489" calcext:value-type="float">
            <text:p>0.03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1</text:p>
          </table:table-cell>
          <table:table-cell office:value-type="float" office:value="0.8685552443" calcext:value-type="float">
            <text:p>0.8686</text:p>
          </table:table-cell>
          <table:table-cell office:value-type="float" office:value="0.0792643301" calcext:value-type="float">
            <text:p>0.0793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448470318" calcext:value-type="float">
            <text:p>0.8448</text:p>
          </table:table-cell>
          <table:table-cell office:value-type="float" office:value="0.0727237496" calcext:value-type="float">
            <text:p>0.0727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705869302" calcext:value-type="float">
            <text:p>0.7059</text:p>
          </table:table-cell>
          <table:table-cell office:value-type="float" office:value="0.0536752581" calcext:value-type="float">
            <text:p>0.0537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540212418" calcext:value-type="float">
            <text:p>0.8540</text:p>
          </table:table-cell>
          <table:table-cell office:value-type="float" office:value="0.0748793526" calcext:value-type="float">
            <text:p>0.074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2</text:p>
          </table:table-cell>
          <table:table-cell office:value-type="float" office:value="0.8569786245" calcext:value-type="float">
            <text:p>0.8570</text:p>
          </table:table-cell>
          <table:table-cell office:value-type="float" office:value="0.0837674475" calcext:value-type="float">
            <text:p>0.0838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924561358" calcext:value-type="float">
            <text:p>0.7925</text:p>
          </table:table-cell>
          <table:table-cell office:value-type="float" office:value="0.024307289" calcext:value-type="float">
            <text:p>0.0243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191383068" calcext:value-type="float">
            <text:p>0.7191</text:p>
          </table:table-cell>
          <table:table-cell office:value-type="float" office:value="0.0173575036" calcext:value-type="float">
            <text:p>0.0174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8470033799" calcext:value-type="float">
            <text:p>0.8470</text:p>
          </table:table-cell>
          <table:table-cell office:value-type="float" office:value="0.0280701735" calcext:value-type="float">
            <text:p>0.02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3</text:p>
          </table:table-cell>
          <table:table-cell office:value-type="float" office:value="0.6401736262" calcext:value-type="float">
            <text:p>0.6402</text:p>
          </table:table-cell>
          <table:table-cell office:value-type="float" office:value="0.0789735226" calcext:value-type="float">
            <text:p>0.0790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4924962345" calcext:value-type="float">
            <text:p>0.4925</text:p>
          </table:table-cell>
          <table:table-cell office:value-type="float" office:value="0.0603879979" calcext:value-type="float">
            <text:p>0.0604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4727330546" calcext:value-type="float">
            <text:p>0.4727</text:p>
          </table:table-cell>
          <table:table-cell office:value-type="float" office:value="0.112315614" calcext:value-type="float">
            <text:p>0.1123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5207869111" calcext:value-type="float">
            <text:p>0.5208</text:p>
          </table:table-cell>
          <table:table-cell office:value-type="float" office:value="0.1047023217" calcext:value-type="float">
            <text:p>0.104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4</text:p>
          </table:table-cell>
          <table:table-cell office:value-type="float" office:value="0.7901414778" calcext:value-type="float">
            <text:p>0.7901</text:p>
          </table:table-cell>
          <table:table-cell office:value-type="float" office:value="0.1833552971" calcext:value-type="float">
            <text:p>0.183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5666895692" calcext:value-type="float">
            <text:p>0.5667</text:p>
          </table:table-cell>
          <table:table-cell office:value-type="float" office:value="0.1631073833" calcext:value-type="float">
            <text:p>0.1631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434158689" calcext:value-type="float">
            <text:p>0.4342</text:p>
          </table:table-cell>
          <table:table-cell office:value-type="float" office:value="0.1356351806" calcext:value-type="float">
            <text:p>0.1356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7224722137" calcext:value-type="float">
            <text:p>0.7225</text:p>
          </table:table-cell>
          <table:table-cell office:value-type="float" office:value="0.1683896967" calcext:value-type="float">
            <text:p>0.168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6</text:p>
          </table:table-cell>
          <table:table-cell office:value-type="float" office:value="0.8684673318" calcext:value-type="float">
            <text:p>0.8685</text:p>
          </table:table-cell>
          <table:table-cell office:value-type="float" office:value="0.0625465868" calcext:value-type="float">
            <text:p>0.0625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4900741161" calcext:value-type="float">
            <text:p>0.4901</text:p>
          </table:table-cell>
          <table:table-cell office:value-type="float" office:value="0.0366583203" calcext:value-type="float">
            <text:p>0.0367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5359032593" calcext:value-type="float">
            <text:p>0.5359</text:p>
          </table:table-cell>
          <table:table-cell office:value-type="float" office:value="0.0533055838" calcext:value-type="float">
            <text:p>0.0533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5125358493" calcext:value-type="float">
            <text:p>0.5125</text:p>
          </table:table-cell>
          <table:table-cell office:value-type="float" office:value="0.0313354146" calcext:value-type="float">
            <text:p>0.031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7</text:p>
          </table:table-cell>
          <table:table-cell office:value-type="float" office:value="0.9601722412" calcext:value-type="float">
            <text:p>0.9602</text:p>
          </table:table-cell>
          <table:table-cell office:value-type="float" office:value="0.0245755314" calcext:value-type="float">
            <text:p>0.0246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461081833" calcext:value-type="float">
            <text:p>0.8461</text:p>
          </table:table-cell>
          <table:table-cell office:value-type="float" office:value="0.0173159529" calcext:value-type="float">
            <text:p>0.0173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9071229077" calcext:value-type="float">
            <text:p>0.9071</text:p>
          </table:table-cell>
          <table:table-cell office:value-type="float" office:value="0.0325431051" calcext:value-type="float">
            <text:p>0.0325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032466665" calcext:value-type="float">
            <text:p>0.8032</text:p>
          </table:table-cell>
          <table:table-cell office:value-type="float" office:value="0.0391113507" calcext:value-type="float">
            <text:p>0.039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8</text:p>
          </table:table-cell>
          <table:table-cell office:value-type="float" office:value="0.9138476985" calcext:value-type="float">
            <text:p>0.9138</text:p>
          </table:table-cell>
          <table:table-cell office:value-type="float" office:value="0.0779730163" calcext:value-type="float">
            <text:p>0.0780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5063519502" calcext:value-type="float">
            <text:p>0.5064</text:p>
          </table:table-cell>
          <table:table-cell office:value-type="float" office:value="0.0376458328" calcext:value-type="float">
            <text:p>0.0376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3570993205" calcext:value-type="float">
            <text:p>0.3571</text:p>
          </table:table-cell>
          <table:table-cell office:value-type="float" office:value="0.0458057826" calcext:value-type="float">
            <text:p>0.0458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5104358735" calcext:value-type="float">
            <text:p>0.5104</text:p>
          </table:table-cell>
          <table:table-cell office:value-type="float" office:value="0.0344652325" calcext:value-type="float">
            <text:p>0.034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09</text:p>
          </table:table-cell>
          <table:table-cell office:value-type="float" office:value="0.4746195738" calcext:value-type="float">
            <text:p>0.4746</text:p>
          </table:table-cell>
          <table:table-cell office:value-type="float" office:value="0.0109483137" calcext:value-type="float">
            <text:p>0.0109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1575763102" calcext:value-type="float">
            <text:p>0.1576</text:p>
          </table:table-cell>
          <table:table-cell office:value-type="float" office:value="0.031711507" calcext:value-type="float">
            <text:p>0.0317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1294707014" calcext:value-type="float">
            <text:p>0.1295</text:p>
          </table:table-cell>
          <table:table-cell office:value-type="float" office:value="0.0368031447" calcext:value-type="float">
            <text:p>0.0368</text:p>
          </table:table-cell>
          <table:table-cell/>
          <table:table-cell office:value-type="string" calcext:value-type="string">
            <text:p>b109</text:p>
          </table:table-cell>
          <table:table-cell office:value-type="float" office:value="0.1266382336" calcext:value-type="float">
            <text:p>0.1266</text:p>
          </table:table-cell>
          <table:table-cell office:value-type="float" office:value="0.0329643735" calcext:value-type="float">
            <text:p>0.033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0</text:p>
          </table:table-cell>
          <table:table-cell office:value-type="float" office:value="0.8809803122" calcext:value-type="float">
            <text:p>0.8810</text:p>
          </table:table-cell>
          <table:table-cell office:value-type="float" office:value="0.0417922513" calcext:value-type="float">
            <text:p>0.0418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8306665501" calcext:value-type="float">
            <text:p>0.8307</text:p>
          </table:table-cell>
          <table:table-cell office:value-type="float" office:value="0.0761595117" calcext:value-type="float">
            <text:p>0.0762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8096190827" calcext:value-type="float">
            <text:p>0.8096</text:p>
          </table:table-cell>
          <table:table-cell office:value-type="float" office:value="0.08768621" calcext:value-type="float">
            <text:p>0.0877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8066311649" calcext:value-type="float">
            <text:p>0.8066</text:p>
          </table:table-cell>
          <table:table-cell office:value-type="float" office:value="0.0826822703" calcext:value-type="float">
            <text:p>0.08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1</text:p>
          </table:table-cell>
          <table:table-cell office:value-type="float" office:value="0.9192261056" calcext:value-type="float">
            <text:p>0.9192</text:p>
          </table:table-cell>
          <table:table-cell office:value-type="float" office:value="0.0628042039" calcext:value-type="float">
            <text:p>0.0628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2635003553" calcext:value-type="float">
            <text:p>0.2635</text:p>
          </table:table-cell>
          <table:table-cell office:value-type="float" office:value="0.0776327451" calcext:value-type="float">
            <text:p>0.0776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3525637747" calcext:value-type="float">
            <text:p>0.3526</text:p>
          </table:table-cell>
          <table:table-cell office:value-type="float" office:value="0.0914097546" calcext:value-type="float">
            <text:p>0.0914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2576068246" calcext:value-type="float">
            <text:p>0.2576</text:p>
          </table:table-cell>
          <table:table-cell office:value-type="float" office:value="0.0689546008" calcext:value-type="float">
            <text:p>0.069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2</text:p>
          </table:table-cell>
          <table:table-cell office:value-type="float" office:value="0.8026965756" calcext:value-type="float">
            <text:p>0.8027</text:p>
          </table:table-cell>
          <table:table-cell office:value-type="float" office:value="0.1760659279" calcext:value-type="float">
            <text:p>0.1761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6762657773" calcext:value-type="float">
            <text:p>0.6763</text:p>
          </table:table-cell>
          <table:table-cell office:value-type="float" office:value="0.1718349074" calcext:value-type="float">
            <text:p>0.1718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3883378177" calcext:value-type="float">
            <text:p>0.3883</text:p>
          </table:table-cell>
          <table:table-cell office:value-type="float" office:value="0.1532608214" calcext:value-type="float">
            <text:p>0.1533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7774912709" calcext:value-type="float">
            <text:p>0.7775</text:p>
          </table:table-cell>
          <table:table-cell office:value-type="float" office:value="0.1669799891" calcext:value-type="float">
            <text:p>0.167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3</text:p>
          </table:table-cell>
          <table:table-cell office:value-type="float" office:value="0.8332439572" calcext:value-type="float">
            <text:p>0.8332</text:p>
          </table:table-cell>
          <table:table-cell office:value-type="float" office:value="0.0506195011" calcext:value-type="float">
            <text:p>0.0506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8424302619" calcext:value-type="float">
            <text:p>0.8424</text:p>
          </table:table-cell>
          <table:table-cell office:value-type="float" office:value="0.0569165074" calcext:value-type="float">
            <text:p>0.0569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6471122313" calcext:value-type="float">
            <text:p>0.6471</text:p>
          </table:table-cell>
          <table:table-cell office:value-type="float" office:value="0.0880735413" calcext:value-type="float">
            <text:p>0.0881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831180839" calcext:value-type="float">
            <text:p>0.8312</text:p>
          </table:table-cell>
          <table:table-cell office:value-type="float" office:value="0.0564221052" calcext:value-type="float">
            <text:p>0.056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4</text:p>
          </table:table-cell>
          <table:table-cell office:value-type="float" office:value="0.8906646471" calcext:value-type="float">
            <text:p>0.8907</text:p>
          </table:table-cell>
          <table:table-cell office:value-type="float" office:value="0.0427399954" calcext:value-type="float">
            <text:p>0.0427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4695362071" calcext:value-type="float">
            <text:p>0.4695</text:p>
          </table:table-cell>
          <table:table-cell office:value-type="float" office:value="0.1414228779" calcext:value-type="float">
            <text:p>0.1414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6844109624" calcext:value-type="float">
            <text:p>0.6844</text:p>
          </table:table-cell>
          <table:table-cell office:value-type="float" office:value="0.0560925202" calcext:value-type="float">
            <text:p>0.0561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4789379534" calcext:value-type="float">
            <text:p>0.4789</text:p>
          </table:table-cell>
          <table:table-cell office:value-type="float" office:value="0.1258869695" calcext:value-type="float">
            <text:p>0.125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6</text:p>
          </table:table-cell>
          <table:table-cell office:value-type="float" office:value="0.8801193805" calcext:value-type="float">
            <text:p>0.8801</text:p>
          </table:table-cell>
          <table:table-cell office:value-type="float" office:value="0.0677594394" calcext:value-type="float">
            <text:p>0.0678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5164077769" calcext:value-type="float">
            <text:p>0.5164</text:p>
          </table:table-cell>
          <table:table-cell office:value-type="float" office:value="0.0449354338" calcext:value-type="float">
            <text:p>0.0449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7442962555" calcext:value-type="float">
            <text:p>0.7443</text:p>
          </table:table-cell>
          <table:table-cell office:value-type="float" office:value="0.046194389" calcext:value-type="float">
            <text:p>0.0462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6657797736" calcext:value-type="float">
            <text:p>0.6658</text:p>
          </table:table-cell>
          <table:table-cell office:value-type="float" office:value="0.0457339779" calcext:value-type="float">
            <text:p>0.04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7</text:p>
          </table:table-cell>
          <table:table-cell office:value-type="float" office:value="0.944257717" calcext:value-type="float">
            <text:p>0.9443</text:p>
          </table:table-cell>
          <table:table-cell office:value-type="float" office:value="0.0730806481" calcext:value-type="float">
            <text:p>0.0731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6270437743" calcext:value-type="float">
            <text:p>0.6270</text:p>
          </table:table-cell>
          <table:table-cell office:value-type="float" office:value="0.0845156314" calcext:value-type="float">
            <text:p>0.0845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8091513075" calcext:value-type="float">
            <text:p>0.8092</text:p>
          </table:table-cell>
          <table:table-cell office:value-type="float" office:value="0.0582649684" calcext:value-type="float">
            <text:p>0.0583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5956306785" calcext:value-type="float">
            <text:p>0.5956</text:p>
          </table:table-cell>
          <table:table-cell office:value-type="float" office:value="0.1022204561" calcext:value-type="float">
            <text:p>0.102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8</text:p>
          </table:table-cell>
          <table:table-cell office:value-type="float" office:value="0.9235451179" calcext:value-type="float">
            <text:p>0.9235</text:p>
          </table:table-cell>
          <table:table-cell office:value-type="float" office:value="0.0323226731" calcext:value-type="float">
            <text:p>0.0323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8210737691" calcext:value-type="float">
            <text:p>0.8211</text:p>
          </table:table-cell>
          <table:table-cell office:value-type="float" office:value="0.0160513904" calcext:value-type="float">
            <text:p>0.0161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9690702132" calcext:value-type="float">
            <text:p>0.9691</text:p>
          </table:table-cell>
          <table:table-cell office:value-type="float" office:value="0.0237908957" calcext:value-type="float">
            <text:p>0.0238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8184040002" calcext:value-type="float">
            <text:p>0.8184</text:p>
          </table:table-cell>
          <table:table-cell office:value-type="float" office:value="0.0107740847" calcext:value-type="float">
            <text:p>0.010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19</text:p>
          </table:table-cell>
          <table:table-cell office:value-type="float" office:value="0.8601399525" calcext:value-type="float">
            <text:p>0.8601</text:p>
          </table:table-cell>
          <table:table-cell office:value-type="float" office:value="0.0873213025" calcext:value-type="float">
            <text:p>0.0873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892155298" calcext:value-type="float">
            <text:p>0.5892</text:p>
          </table:table-cell>
          <table:table-cell office:value-type="float" office:value="0.0876462228" calcext:value-type="float">
            <text:p>0.0876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704544174" calcext:value-type="float">
            <text:p>0.5705</text:p>
          </table:table-cell>
          <table:table-cell office:value-type="float" office:value="0.0349547704" calcext:value-type="float">
            <text:p>0.0350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261600109" calcext:value-type="float">
            <text:p>0.5262</text:p>
          </table:table-cell>
          <table:table-cell office:value-type="float" office:value="0.073226265" calcext:value-type="float">
            <text:p>0.07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0</text:p>
          </table:table-cell>
          <table:table-cell office:value-type="float" office:value="0.8288389875" calcext:value-type="float">
            <text:p>0.8288</text:p>
          </table:table-cell>
          <table:table-cell office:value-type="float" office:value="0.0361606528" calcext:value-type="float">
            <text:p>0.0362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8768323515" calcext:value-type="float">
            <text:p>0.8768</text:p>
          </table:table-cell>
          <table:table-cell office:value-type="float" office:value="0.0707900267" calcext:value-type="float">
            <text:p>0.0708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7249645326" calcext:value-type="float">
            <text:p>0.7250</text:p>
          </table:table-cell>
          <table:table-cell office:value-type="float" office:value="0.0330819067" calcext:value-type="float">
            <text:p>0.0331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74612065" calcext:value-type="float">
            <text:p>0.7461</text:p>
          </table:table-cell>
          <table:table-cell office:value-type="float" office:value="0.0618357099" calcext:value-type="float">
            <text:p>0.061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1</text:p>
          </table:table-cell>
          <table:table-cell office:value-type="float" office:value="0.9176206108" calcext:value-type="float">
            <text:p>0.9176</text:p>
          </table:table-cell>
          <table:table-cell office:value-type="float" office:value="0.0541126701" calcext:value-type="float">
            <text:p>0.0541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6445386119" calcext:value-type="float">
            <text:p>0.6445</text:p>
          </table:table-cell>
          <table:table-cell office:value-type="float" office:value="0.0154902932" calcext:value-type="float">
            <text:p>0.0155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8514397467" calcext:value-type="float">
            <text:p>0.8514</text:p>
          </table:table-cell>
          <table:table-cell office:value-type="float" office:value="0.0723177461" calcext:value-type="float">
            <text:p>0.0723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7440469337" calcext:value-type="float">
            <text:p>0.7440</text:p>
          </table:table-cell>
          <table:table-cell office:value-type="float" office:value="0.031409992" calcext:value-type="float">
            <text:p>0.03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2</text:p>
          </table:table-cell>
          <table:table-cell office:value-type="float" office:value="0.7397720364" calcext:value-type="float">
            <text:p>0.7398</text:p>
          </table:table-cell>
          <table:table-cell office:value-type="float" office:value="0.0988956635" calcext:value-type="float">
            <text:p>0.0989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707468857" calcext:value-type="float">
            <text:p>0.7075</text:p>
          </table:table-cell>
          <table:table-cell office:value-type="float" office:value="0.0819095054" calcext:value-type="float">
            <text:p>0.0819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7234603659" calcext:value-type="float">
            <text:p>0.7235</text:p>
          </table:table-cell>
          <table:table-cell office:value-type="float" office:value="0.0877045426" calcext:value-type="float">
            <text:p>0.0877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7746960089" calcext:value-type="float">
            <text:p>0.7747</text:p>
          </table:table-cell>
          <table:table-cell office:value-type="float" office:value="0.0869517638" calcext:value-type="float">
            <text:p>0.087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office:value-type="float" office:value="0.8868616582" calcext:value-type="float">
            <text:p>0.8869</text:p>
          </table:table-cell>
          <table:table-cell office:value-type="float" office:value="0.0584822566" calcext:value-type="float">
            <text:p>0.0585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442441898" calcext:value-type="float">
            <text:p>0.7442</text:p>
          </table:table-cell>
          <table:table-cell office:value-type="float" office:value="0.0776151376" calcext:value-type="float">
            <text:p>0.077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377201907" calcext:value-type="float">
            <text:p>0.7377</text:p>
          </table:table-cell>
          <table:table-cell office:value-type="float" office:value="0.010193683" calcext:value-type="float">
            <text:p>0.0102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819791057" calcext:value-type="float">
            <text:p>0.7820</text:p>
          </table:table-cell>
          <table:table-cell office:value-type="float" office:value="0.0758569203" calcext:value-type="float">
            <text:p>0.075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4</text:p>
          </table:table-cell>
          <table:table-cell office:value-type="float" office:value="0.7713041263" calcext:value-type="float">
            <text:p>0.7713</text:p>
          </table:table-cell>
          <table:table-cell office:value-type="float" office:value="0.0840163259" calcext:value-type="float">
            <text:p>0.084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5097224909" calcext:value-type="float">
            <text:p>0.5097</text:p>
          </table:table-cell>
          <table:table-cell office:value-type="float" office:value="0.1151366896" calcext:value-type="float">
            <text:p>0.1151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5520250661" calcext:value-type="float">
            <text:p>0.5520</text:p>
          </table:table-cell>
          <table:table-cell office:value-type="float" office:value="0.119331153" calcext:value-type="float">
            <text:p>0.1193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4226495405" calcext:value-type="float">
            <text:p>0.4226</text:p>
          </table:table-cell>
          <table:table-cell office:value-type="float" office:value="0.1154388215" calcext:value-type="float">
            <text:p>0.115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5</text:p>
          </table:table-cell>
          <table:table-cell office:value-type="float" office:value="0.9037773849" calcext:value-type="float">
            <text:p>0.9038</text:p>
          </table:table-cell>
          <table:table-cell office:value-type="float" office:value="0.0524653264" calcext:value-type="float">
            <text:p>0.0525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8843856857" calcext:value-type="float">
            <text:p>0.8844</text:p>
          </table:table-cell>
          <table:table-cell office:value-type="float" office:value="0.0626990207" calcext:value-type="float">
            <text:p>0.0627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7818735977" calcext:value-type="float">
            <text:p>0.7819</text:p>
          </table:table-cell>
          <table:table-cell office:value-type="float" office:value="0.069866793" calcext:value-type="float">
            <text:p>0.0699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8629216857" calcext:value-type="float">
            <text:p>0.8629</text:p>
          </table:table-cell>
          <table:table-cell office:value-type="float" office:value="0.0554744566" calcext:value-type="float">
            <text:p>0.055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6</text:p>
          </table:table-cell>
          <table:table-cell office:value-type="float" office:value="0.9369100816" calcext:value-type="float">
            <text:p>0.9369</text:p>
          </table:table-cell>
          <table:table-cell office:value-type="float" office:value="0.0298235621" calcext:value-type="float">
            <text:p>0.0298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8558613533" calcext:value-type="float">
            <text:p>0.8559</text:p>
          </table:table-cell>
          <table:table-cell office:value-type="float" office:value="0.0561981222" calcext:value-type="float">
            <text:p>0.0562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7112774134" calcext:value-type="float">
            <text:p>0.7113</text:p>
          </table:table-cell>
          <table:table-cell office:value-type="float" office:value="0.0839973039" calcext:value-type="float">
            <text:p>0.0840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8077329848" calcext:value-type="float">
            <text:p>0.8077</text:p>
          </table:table-cell>
          <table:table-cell office:value-type="float" office:value="0.0475014426" calcext:value-type="float">
            <text:p>0.04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7</text:p>
          </table:table-cell>
          <table:table-cell office:value-type="float" office:value="0.934120292" calcext:value-type="float">
            <text:p>0.9341</text:p>
          </table:table-cell>
          <table:table-cell office:value-type="float" office:value="0.0665335749" calcext:value-type="float">
            <text:p>0.0665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117414948" calcext:value-type="float">
            <text:p>0.6117</text:p>
          </table:table-cell>
          <table:table-cell office:value-type="float" office:value="0.0598518768" calcext:value-type="float">
            <text:p>0.0599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212335371" calcext:value-type="float">
            <text:p>0.6212</text:p>
          </table:table-cell>
          <table:table-cell office:value-type="float" office:value="0.048696057" calcext:value-type="float">
            <text:p>0.0487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292305716" calcext:value-type="float">
            <text:p>0.6292</text:p>
          </table:table-cell>
          <table:table-cell office:value-type="float" office:value="0.056555196" calcext:value-type="float">
            <text:p>0.056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8</text:p>
          </table:table-cell>
          <table:table-cell office:value-type="float" office:value="0.9527427725" calcext:value-type="float">
            <text:p>0.9527</text:p>
          </table:table-cell>
          <table:table-cell office:value-type="float" office:value="0.0197812767" calcext:value-type="float">
            <text:p>0.0198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9047179749" calcext:value-type="float">
            <text:p>0.9047</text:p>
          </table:table-cell>
          <table:table-cell office:value-type="float" office:value="0.0136160929" calcext:value-type="float">
            <text:p>0.0136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8481672847" calcext:value-type="float">
            <text:p>0.8482</text:p>
          </table:table-cell>
          <table:table-cell office:value-type="float" office:value="0.0151776112" calcext:value-type="float">
            <text:p>0.0152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9412852818" calcext:value-type="float">
            <text:p>0.9413</text:p>
          </table:table-cell>
          <table:table-cell office:value-type="float" office:value="0.0096379024" calcext:value-type="float">
            <text:p>0.009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29</text:p>
          </table:table-cell>
          <table:table-cell office:value-type="float" office:value="0.8851108034" calcext:value-type="float">
            <text:p>0.8851</text:p>
          </table:table-cell>
          <table:table-cell office:value-type="float" office:value="0.0416307907" calcext:value-type="float">
            <text:p>0.0416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4386676411" calcext:value-type="float">
            <text:p>0.4387</text:p>
          </table:table-cell>
          <table:table-cell office:value-type="float" office:value="0.1108619593" calcext:value-type="float">
            <text:p>0.1109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6717969812" calcext:value-type="float">
            <text:p>0.6718</text:p>
          </table:table-cell>
          <table:table-cell office:value-type="float" office:value="0.0411994135" calcext:value-type="float">
            <text:p>0.0412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456338686" calcext:value-type="float">
            <text:p>0.4563</text:p>
          </table:table-cell>
          <table:table-cell office:value-type="float" office:value="0.0994353286" calcext:value-type="float">
            <text:p>0.09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130</text:p>
          </table:table-cell>
          <table:table-cell office:value-type="float" office:value="0.9587642175" calcext:value-type="float">
            <text:p>0.9588</text:p>
          </table:table-cell>
          <table:table-cell office:value-type="float" office:value="0.0375939122" calcext:value-type="float">
            <text:p>0.0376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008611174" calcext:value-type="float">
            <text:p>0.5009</text:p>
          </table:table-cell>
          <table:table-cell office:value-type="float" office:value="0.0540263032" calcext:value-type="float">
            <text:p>0.0540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914763465" calcext:value-type="float">
            <text:p>0.5915</text:p>
          </table:table-cell>
          <table:table-cell office:value-type="float" office:value="0.0388799832" calcext:value-type="float">
            <text:p>0.0389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553369196" calcext:value-type="float">
            <text:p>0.5553</text:p>
          </table:table-cell>
          <table:table-cell office:value-type="float" office:value="0.0676504507" calcext:value-type="float">
            <text:p>0.0677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List1.W2:List1.AD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4"/>
    </number:number-style>
    <number:number-style style:name="N113">
      <number:number number:decimal-places="1" loext:min-decimal-places="1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number:number-style style:name="N10122" number:language="en" number:country="US">
      <number:number number:decimal-places="1" loext:min-decimal-places="1" number:min-integer-digits="1"/>
    </number:number-style>
    <number:number-style style:name="N20111" number:language="en" number:country="GB">
      <number:number number:decimal-places="1" loext:min-decimal-places="1" number:min-integer-digits="1"/>
    </number:number-style>
    <number:number-style style:name="N20112" number:language="en" number:country="GB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.00.0000</text:date>, <text:time style:data-style-name="N2" text:time-value="13:25:26.72790832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30:10.909627182</meta:creation-date>
    <dc:date>2019-04-24T13:39:13.364514903</dc:date>
    <meta:editing-duration>PT11H8M14S</meta:editing-duration>
    <meta:editing-cycles>84</meta:editing-cycles>
    <meta:generator>LibreOffice/5.1.6.2$Linux_X86_64 LibreOffice_project/10m0$Build-2</meta:generator>
    <meta:document-statistic meta:table-count="1" meta:cell-count="17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0002">
      <style:chart-properties chart:link-data-style-to-source="true" chart:data-label-number="value" chart:data-label-text="false" chart:data-label-symbol="false" chart:label-position="top"/>
      <style:graphic-properties draw:stroke="none" draw:fill-color="#80808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67cm" svg:height="9cm" xlink:href=".." xlink:type="simple" chart:class="chart:bar" chart:style-name="ch1">
        <chart:plot-area chart:style-name="ch2" table:cell-range-address="List1.B6:List1.B9 List1.E6:List1.E9" chart:data-source-has-labels="column" svg:x="0.977cm" svg:y="0.178cm" svg:width="7.319cm" svg:height="7.658cm">
          <chartooo:coordinate-region svg:x="1.704cm" svg:y="0.378cm" svg:width="6.592cm" svg:height="6.811cm"/>
          <chart:axis chart:dimension="x" chart:name="primary-x" chart:style-name="ch3" chartooo:axis-type="auto">
            <chartooo:date-scale/>
            <chart:title svg:x="4.142cm" svg:y="8.016cm" chart:style-name="ch4">
              <text:p>metric</text:p>
            </chart:title>
            <chart:categories table:cell-range-address="List1.B6:List1.B9"/>
          </chart:axis>
          <chart:axis chart:dimension="y" chart:name="primary-y" chart:style-name="ch5">
            <chart:title svg:x="0.259cm" svg:y="4.78cm" chart:style-name="ch6">
              <text:p>objectivity</text:p>
            </chart:title>
            <chart:grid chart:style-name="ch7" chart:class="major"/>
          </chart:axis>
          <chart:series chart:style-name="ch8" chart:values-cell-range-address="List1.E6:List1.E9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BM</text:p>
                <draw:g>
                  <svg:desc>List1.B6:List1.B9</svg:desc>
                </draw:g>
              </table:table-cell>
              <table:table-cell office:value-type="float" office:value="1.48418796586237">
                <text:p>1.48418796586237</text:p>
                <draw:g>
                  <svg:desc>List1.E6:List1.E9</svg:desc>
                </draw:g>
              </table:table-cell>
            </table:table-row>
            <table:table-row>
              <table:table-cell office:value-type="string">
                <text:p>Ci(1)</text:p>
              </table:table-cell>
              <table:table-cell office:value-type="float" office:value="2.88920236353708">
                <text:p>2.88920236353708</text:p>
              </table:table-cell>
            </table:table-row>
            <table:table-row>
              <table:table-cell office:value-type="string">
                <text:p>Ci(2)</text:p>
              </table:table-cell>
              <table:table-cell office:value-type="float" office:value="2.89195335122486">
                <text:p>2.89195335122486</text:p>
              </table:table-cell>
            </table:table-row>
            <table:table-row>
              <table:table-cell office:value-type="string">
                <text:p>Ci(3)</text:p>
              </table:table-cell>
              <table:table-cell office:value-type="float" office:value="2.8324542601173">
                <text:p>2.8324542601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0002">
      <style:chart-properties chart:link-data-style-to-source="true" chart:data-label-number="value" chart:data-label-text="false" chart:data-label-symbol="false" chart:label-position="top"/>
      <style:graphic-properties draw:stroke="none" draw:fill-color="#80808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67cm" svg:height="9cm" xlink:href=".." xlink:type="simple" chart:class="chart:bar" chart:style-name="ch1">
        <chart:plot-area chart:style-name="ch2" table:cell-range-address="List1.B6:List1.B9 List1.M6:List1.M9" chart:data-source-has-labels="column" svg:x="0.916cm" svg:y="0.178cm" svg:width="7.374cm" svg:height="7.654cm">
          <chartooo:coordinate-region svg:x="1.643cm" svg:y="0.377cm" svg:width="6.647cm" svg:height="6.808cm"/>
          <chart:axis chart:dimension="x" chart:name="primary-x" chart:style-name="ch3" chartooo:axis-type="auto">
            <chartooo:date-scale/>
            <chart:title svg:x="4.109cm" svg:y="8.012cm" chart:style-name="ch4">
              <text:p>metric</text:p>
            </chart:title>
            <chart:categories table:cell-range-address="List1.B6:List1.B9"/>
          </chart:axis>
          <chart:axis chart:dimension="y" chart:name="primary-y" chart:style-name="ch5">
            <chart:title svg:x="0.122cm" svg:y="5.031cm" chart:style-name="ch6">
              <text:p>decisiveness</text:p>
            </chart:title>
            <chart:grid chart:style-name="ch7" chart:class="major"/>
          </chart:axis>
          <chart:series chart:style-name="ch8" chart:values-cell-range-address="List1.M6:List1.M9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M</text:p>
              </table:table-cell>
            </table:table-row>
          </table:table-header-rows>
          <table:table-rows>
            <table:table-row>
              <table:table-cell office:value-type="string">
                <text:p>BM</text:p>
                <draw:g>
                  <svg:desc>List1.B6:List1.B9</svg:desc>
                </draw:g>
              </table:table-cell>
              <table:table-cell office:value-type="float" office:value="1.13288773082588">
                <text:p>1.13288773082588</text:p>
                <draw:g>
                  <svg:desc>List1.M6:List1.M9</svg:desc>
                </draw:g>
              </table:table-cell>
            </table:table-row>
            <table:table-row>
              <table:table-cell office:value-type="string">
                <text:p>Ci(1)</text:p>
              </table:table-cell>
              <table:table-cell office:value-type="float" office:value="2.34967926877981">
                <text:p>2.34967926877981</text:p>
              </table:table-cell>
            </table:table-row>
            <table:table-row>
              <table:table-cell office:value-type="string">
                <text:p>Ci(2)</text:p>
              </table:table-cell>
              <table:table-cell office:value-type="float" office:value="2.53716953366824">
                <text:p>2.53716953366824</text:p>
              </table:table-cell>
            </table:table-row>
            <table:table-row>
              <table:table-cell office:value-type="string">
                <text:p>Ci(3)</text:p>
              </table:table-cell>
              <table:table-cell office:value-type="float" office:value="3.05492759821592">
                <text:p>3.05492759821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